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  <style:style style:name="ce2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9" table:default-cell-style-name="Default"/>
        <table:table-row table:style-name="ro1">
          <table:table-cell/>
          <table:table-cell office:value-type="string" calcext:value-type="string" table:number-columns-spanned="9" table:number-rows-spanned="1">
            <text:p><text:s text:c="69"/>coverage</text:p>
          </table:table-cell>
          <table:covered-table-cell table:number-columns-repeated="8"/>
          <table:table-cell/>
          <table:table-cell table:number-columns-spanned="9" table:number-rows-spanned="1"/>
          <table:covered-table-cell table:number-columns-repeated="8"/>
        </table:table-row>
        <table:table-row table:style-name="ro1">
          <table:table-cell office:value-type="string" calcext:value-type="string">
            <text:p>cache_size = 3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92" calcext:value-type="float">
            <text:p>92</text:p>
          </table:table-cell>
          <table:table-cell office:value-type="float" office:value="90.666" calcext:value-type="float">
            <text:p>90.666</text:p>
          </table:table-cell>
          <table:table-cell office:value-type="float" office:value="100" calcext:value-type="float">
            <text:p>100</text:p>
          </table:table-cell>
          <table:table-cell office:value-type="float" office:value="88.331" calcext:value-type="float">
            <text:p>88.331</text:p>
          </table:table-cell>
          <table:table-cell office:value-type="float" office:value="95.5" calcext:value-type="float">
            <text:p>95.5</text:p>
          </table:table-cell>
          <table:table-cell office:value-type="float" office:value="98.119658" calcext:value-type="float">
            <text:p>98.119658</text:p>
          </table:table-cell>
          <table:table-cell office:value-type="float" office:value="80.6666666" calcext:value-type="float">
            <text:p>80.6666666</text:p>
          </table:table-cell>
          <table:table-cell office:value-type="float" office:value="72.4242" calcext:value-type="float">
            <text:p>72.4242</text:p>
          </table:table-cell>
          <table:table-cell office:value-type="float" office:value="96.57407" calcext:value-type="float">
            <text:p>96.57407</text:p>
          </table:table-cell>
          <table:table-cell office:value-type="float" office:value="50.1789709" calcext:value-type="float">
            <text:p>50.1789709</text:p>
          </table:table-cell>
          <table:table-cell office:value-type="float" office:value="53.4" calcext:value-type="float">
            <text:p>53.4</text:p>
          </table:table-cell>
          <table:table-cell office:value-type="float" office:value="96.65548" calcext:value-type="float">
            <text:p>96.65548</text:p>
          </table:table-cell>
          <table:table-cell office:value-type="float" office:value="37.66101694" calcext:value-type="float">
            <text:p>37.66101694</text:p>
          </table:table-cell>
          <table:table-cell office:value-type="float" office:value="36.5829959" calcext:value-type="float">
            <text:p>36.5829959</text:p>
          </table:table-cell>
          <table:table-cell office:value-type="float" office:value="93.3801" calcext:value-type="float">
            <text:p>93.3801</text:p>
          </table:table-cell>
          <table:table-cell table:formula="of:=AVERAGE([.B13];[.C13];[.D13];[.E13];[.F13];[.G13];[.H13];[.I13];[.J13];[.K13];[.L13];[.M13];[.N13];[.O13];[.P13])" office:value-type="float" office:value="77.810639858814" calcext:value-type="float">
            <text:p>77.8106398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94.666" calcext:value-type="float">
            <text:p>94.666</text:p>
          </table:table-cell>
          <table:table-cell office:value-type="float" office:value="90.6666" calcext:value-type="float">
            <text:p>90.6666</text:p>
          </table:table-cell>
          <table:table-cell office:value-type="float" office:value="100" calcext:value-type="float">
            <text:p>100</text:p>
          </table:table-cell>
          <table:table-cell office:value-type="float" office:value="94.166666" calcext:value-type="float">
            <text:p>94.166666</text:p>
          </table:table-cell>
          <table:table-cell office:value-type="float" office:value="96.8333333" calcext:value-type="float">
            <text:p>96.8333333</text:p>
          </table:table-cell>
          <table:table-cell office:value-type="float" office:value="97.435897" calcext:value-type="float">
            <text:p>97.435897</text:p>
          </table:table-cell>
          <table:table-cell office:value-type="float" office:value="100" calcext:value-type="float">
            <text:p>100</text:p>
          </table:table-cell>
          <table:table-cell office:value-type="float" office:value="76.93333" calcext:value-type="float">
            <text:p>76.93333</text:p>
          </table:table-cell>
          <table:table-cell office:value-type="float" office:value="99.1954" calcext:value-type="float">
            <text:p>99.1954</text:p>
          </table:table-cell>
          <table:table-cell office:value-type="float" office:value="50.84444444" calcext:value-type="float">
            <text:p>50.84444444</text:p>
          </table:table-cell>
          <table:table-cell office:value-type="float" office:value="50.6111111" calcext:value-type="float">
            <text:p>50.6111111</text:p>
          </table:table-cell>
          <table:table-cell office:value-type="float" office:value="96.7004504" calcext:value-type="float">
            <text:p>96.7004504</text:p>
          </table:table-cell>
          <table:table-cell office:value-type="float" office:value="36.1392405" calcext:value-type="float">
            <text:p>36.1392405</text:p>
          </table:table-cell>
          <table:table-cell office:value-type="float" office:value="35.370967741" calcext:value-type="float">
            <text:p>35.370967741</text:p>
          </table:table-cell>
          <table:table-cell office:value-type="float" office:value="96.017094" calcext:value-type="float">
            <text:p>96.0170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89.333" calcext:value-type="float">
            <text:p>89.333</text:p>
          </table:table-cell>
          <table:table-cell office:value-type="float" office:value="90.6666" calcext:value-type="float">
            <text:p>90.6666</text:p>
          </table:table-cell>
          <table:table-cell office:value-type="float" office:value="98.66666" calcext:value-type="float">
            <text:p>98.66666</text:p>
          </table:table-cell>
          <table:table-cell office:value-type="float" office:value="94.358974" calcext:value-type="float">
            <text:p>94.358974</text:p>
          </table:table-cell>
          <table:table-cell office:value-type="float" office:value="97.5" calcext:value-type="float">
            <text:p>97.5</text:p>
          </table:table-cell>
          <table:table-cell office:value-type="float" office:value="97.66666" calcext:value-type="float">
            <text:p>97.66666</text:p>
          </table:table-cell>
          <table:table-cell office:value-type="float" office:value="68.09" calcext:value-type="float">
            <text:p>68.09</text:p>
          </table:table-cell>
          <table:table-cell office:value-type="float" office:value="77.38" calcext:value-type="float">
            <text:p>77.38</text:p>
          </table:table-cell>
          <table:table-cell office:value-type="float" office:value="96.376" calcext:value-type="float">
            <text:p>96.376</text:p>
          </table:table-cell>
          <table:table-cell office:value-type="float" office:value="51.29504" calcext:value-type="float">
            <text:p>51.29504</text:p>
          </table:table-cell>
          <table:table-cell office:value-type="float" office:value="54.8555555" calcext:value-type="float">
            <text:p>54.8555555</text:p>
          </table:table-cell>
          <table:table-cell office:value-type="float" office:value="99.0222222" calcext:value-type="float">
            <text:p>99.0222222</text:p>
          </table:table-cell>
          <table:table-cell office:value-type="float" office:value="33.07983" calcext:value-type="float">
            <text:p>33.07983</text:p>
          </table:table-cell>
          <table:table-cell office:value-type="float" office:value="34.771084337" calcext:value-type="float">
            <text:p>34.771084337</text:p>
          </table:table-cell>
          <table:table-cell office:value-type="float" office:value="94.6864406" calcext:value-type="float">
            <text:p>94.6864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97.333" calcext:value-type="float">
            <text:p>97.333</text:p>
          </table:table-cell>
          <table:table-cell office:value-type="float" office:value="85.33333" calcext:value-type="float">
            <text:p>85.33333</text:p>
          </table:table-cell>
          <table:table-cell office:value-type="float" office:value="100" calcext:value-type="float">
            <text:p>100</text:p>
          </table:table-cell>
          <table:table-cell office:value-type="float" office:value="96.1666" calcext:value-type="float">
            <text:p>96.1666</text:p>
          </table:table-cell>
          <table:table-cell office:value-type="float" office:value="92.5" calcext:value-type="float">
            <text:p>92.5</text:p>
          </table:table-cell>
          <table:table-cell office:value-type="float" office:value="99.5" calcext:value-type="float">
            <text:p>99.5</text:p>
          </table:table-cell>
          <table:table-cell office:value-type="float" office:value="79.8989" calcext:value-type="float">
            <text:p>79.898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.7888" calcext:value-type="float">
            <text:p>52.7888</text:p>
          </table:table-cell>
          <table:table-cell office:value-type="float" office:value="53.5" calcext:value-type="float">
            <text:p>53.5</text:p>
          </table:table-cell>
          <table:table-cell office:value-type="float" office:value="99.36073" calcext:value-type="float">
            <text:p>99.36073</text:p>
          </table:table-cell>
          <table:table-cell office:value-type="float" office:value="36.720833333" calcext:value-type="float">
            <text:p>36.720833333</text:p>
          </table:table-cell>
          <table:table-cell office:value-type="float" office:value="34.8387" calcext:value-type="float">
            <text:p>34.8387</text:p>
          </table:table-cell>
          <table:table-cell office:value-type="float" office:value="94.21487" calcext:value-type="float">
            <text:p>94.21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92" calcext:value-type="float">
            <text:p>92</text:p>
          </table:table-cell>
          <table:table-cell office:value-type="float" office:value="93.333" calcext:value-type="float">
            <text:p>93.333</text:p>
          </table:table-cell>
          <table:table-cell office:value-type="float" office:value="100" calcext:value-type="float">
            <text:p>100</text:p>
          </table:table-cell>
          <table:table-cell office:value-type="float" office:value="85.333333" calcext:value-type="float">
            <text:p>85.333333</text:p>
          </table:table-cell>
          <table:table-cell office:value-type="float" office:value="89.572649" calcext:value-type="float">
            <text:p>89.572649</text:p>
          </table:table-cell>
          <table:table-cell office:value-type="float" office:value="98" calcext:value-type="float">
            <text:p>98</text:p>
          </table:table-cell>
          <table:table-cell office:value-type="float" office:value="77.619" calcext:value-type="float">
            <text:p>77.619</text:p>
          </table:table-cell>
          <table:table-cell office:value-type="float" office:value="76.11111" calcext:value-type="float">
            <text:p>76.11111</text:p>
          </table:table-cell>
          <table:table-cell office:value-type="float" office:value="100" calcext:value-type="float">
            <text:p>100</text:p>
          </table:table-cell>
          <table:table-cell office:value-type="float" office:value="45.201342" calcext:value-type="float">
            <text:p>45.201342</text:p>
          </table:table-cell>
          <table:table-cell office:value-type="float" office:value="55.188" calcext:value-type="float">
            <text:p>55.188</text:p>
          </table:table-cell>
          <table:table-cell office:value-type="float" office:value="98.16554" calcext:value-type="float">
            <text:p>98.16554</text:p>
          </table:table-cell>
          <table:table-cell office:value-type="float" office:value="34.1923" calcext:value-type="float">
            <text:p>34.1923</text:p>
          </table:table-cell>
          <table:table-cell office:value-type="float" office:value="36.465863" calcext:value-type="float">
            <text:p>36.465863</text:p>
          </table:table-cell>
          <table:table-cell office:value-type="float" office:value="94.9914529" calcext:value-type="float">
            <text:p>94.9914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97.333" calcext:value-type="float">
            <text:p>97.333</text:p>
          </table:table-cell>
          <table:table-cell office:value-type="float" office:value="90.6666" calcext:value-type="float">
            <text:p>90.6666</text:p>
          </table:table-cell>
          <table:table-cell office:value-type="float" office:value="100" calcext:value-type="float">
            <text:p>100</text:p>
          </table:table-cell>
          <table:table-cell office:value-type="float" office:value="94.6666" calcext:value-type="float">
            <text:p>94.6666</text:p>
          </table:table-cell>
          <table:table-cell office:value-type="float" office:value="95.666666" calcext:value-type="float">
            <text:p>95.666666</text:p>
          </table:table-cell>
          <table:table-cell office:value-type="float" office:value="96.66666" calcext:value-type="float">
            <text:p>96.66666</text:p>
          </table:table-cell>
          <table:table-cell office:value-type="float" office:value="58.484848" calcext:value-type="float">
            <text:p>58.484848</text:p>
          </table:table-cell>
          <table:table-cell office:value-type="float" office:value="79.1954" calcext:value-type="float">
            <text:p>79.1954</text:p>
          </table:table-cell>
          <table:table-cell office:value-type="float" office:value="97.5" calcext:value-type="float">
            <text:p>97.5</text:p>
          </table:table-cell>
          <table:table-cell office:value-type="float" office:value="48.33333" calcext:value-type="float">
            <text:p>48.33333</text:p>
          </table:table-cell>
          <table:table-cell office:value-type="float" office:value="51.789709" calcext:value-type="float">
            <text:p>51.789709</text:p>
          </table:table-cell>
          <table:table-cell office:value-type="float" office:value="98.141891" calcext:value-type="float">
            <text:p>98.141891</text:p>
          </table:table-cell>
          <table:table-cell office:value-type="float" office:value="35.004166" calcext:value-type="float">
            <text:p>35.004166</text:p>
          </table:table-cell>
          <table:table-cell office:value-type="float" office:value="37.8433734" calcext:value-type="float">
            <text:p>37.8433734</text:p>
          </table:table-cell>
          <table:table-cell office:value-type="float" office:value="96.655172413" calcext:value-type="float">
            <text:p>96.655172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92" calcext:value-type="float">
            <text:p>92</text:p>
          </table:table-cell>
          <table:table-cell office:value-type="float" office:value="93.333" calcext:value-type="float">
            <text:p>93.333</text:p>
          </table:table-cell>
          <table:table-cell office:value-type="float" office:value="97.333" calcext:value-type="float">
            <text:p>97.333</text:p>
          </table:table-cell>
          <table:table-cell office:value-type="float" office:value="90.5" calcext:value-type="float">
            <text:p>90.5</text:p>
          </table:table-cell>
          <table:table-cell office:value-type="float" office:value="86.33333" calcext:value-type="float">
            <text:p>86.33333</text:p>
          </table:table-cell>
          <table:table-cell office:value-type="float" office:value="100" calcext:value-type="float">
            <text:p>100</text:p>
          </table:table-cell>
          <table:table-cell office:value-type="float" office:value="71.42" calcext:value-type="float">
            <text:p>71.42</text:p>
          </table:table-cell>
          <table:table-cell office:value-type="float" office:value="78.989898" calcext:value-type="float">
            <text:p>78.989898</text:p>
          </table:table-cell>
          <table:table-cell office:value-type="float" office:value="93.412698" calcext:value-type="float">
            <text:p>93.412698</text:p>
          </table:table-cell>
          <table:table-cell office:value-type="float" office:value="47.863534" calcext:value-type="float">
            <text:p>47.863534</text:p>
          </table:table-cell>
          <table:table-cell office:value-type="float" office:value="54.02222" calcext:value-type="float">
            <text:p>54.02222</text:p>
          </table:table-cell>
          <table:table-cell office:value-type="float" office:value="99.295302" calcext:value-type="float">
            <text:p>99.295302</text:p>
          </table:table-cell>
          <table:table-cell office:value-type="float" office:value="33.13223" calcext:value-type="float">
            <text:p>33.13223</text:p>
          </table:table-cell>
          <table:table-cell office:value-type="float" office:value="38.09" calcext:value-type="float">
            <text:p>38.09</text:p>
          </table:table-cell>
          <table:table-cell office:value-type="float" office:value="97.083333" calcext:value-type="float">
            <text:p>97.08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94.666" calcext:value-type="float">
            <text:p>94.666</text:p>
          </table:table-cell>
          <table:table-cell office:value-type="float" office:value="85.33333" calcext:value-type="float">
            <text:p>85.33333</text:p>
          </table:table-cell>
          <table:table-cell office:value-type="float" office:value="100" calcext:value-type="float">
            <text:p>100</text:p>
          </table:table-cell>
          <table:table-cell office:value-type="float" office:value="86.666666" calcext:value-type="float">
            <text:p>86.666666</text:p>
          </table:table-cell>
          <table:table-cell office:value-type="float" office:value="90.8333" calcext:value-type="float">
            <text:p>90.8333</text:p>
          </table:table-cell>
          <table:table-cell office:value-type="float" office:value="100" calcext:value-type="float">
            <text:p>100</text:p>
          </table:table-cell>
          <table:table-cell office:value-type="float" office:value="78.854166" calcext:value-type="float">
            <text:p>78.854166</text:p>
          </table:table-cell>
          <table:table-cell office:value-type="float" office:value="44.285" calcext:value-type="float">
            <text:p>44.285</text:p>
          </table:table-cell>
          <table:table-cell office:value-type="float" office:value="71.428571" calcext:value-type="float">
            <text:p>71.428571</text:p>
          </table:table-cell>
          <table:table-cell office:value-type="float" office:value="51.48769" calcext:value-type="float">
            <text:p>51.48769</text:p>
          </table:table-cell>
          <table:table-cell office:value-type="float" office:value="52.5555" calcext:value-type="float">
            <text:p>52.5555</text:p>
          </table:table-cell>
          <table:table-cell office:value-type="float" office:value="97.8755868" calcext:value-type="float">
            <text:p>97.8755868</text:p>
          </table:table-cell>
          <table:table-cell office:value-type="float" office:value="33.125" calcext:value-type="float">
            <text:p>33.125</text:p>
          </table:table-cell>
          <table:table-cell office:value-type="float" office:value="35.328" calcext:value-type="float">
            <text:p>35.328</text:p>
          </table:table-cell>
          <table:table-cell office:value-type="float" office:value="96.79661016" calcext:value-type="float">
            <text:p>96.79661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93.333333333" calcext:value-type="float">
            <text:p>93.333333333</text:p>
          </table:table-cell>
          <table:table-cell office:value-type="float" office:value="82.666" calcext:value-type="float">
            <text:p>82.666</text:p>
          </table:table-cell>
          <table:table-cell office:value-type="float" office:value="100" calcext:value-type="float">
            <text:p>100</text:p>
          </table:table-cell>
          <table:table-cell office:value-type="float" office:value="89.666666" calcext:value-type="float">
            <text:p>89.666666</text:p>
          </table:table-cell>
          <table:table-cell office:value-type="float" office:value="94.16666" calcext:value-type="float">
            <text:p>94.16666</text:p>
          </table:table-cell>
          <table:table-cell office:value-type="float" office:value="95" calcext:value-type="float">
            <text:p>95</text:p>
          </table:table-cell>
          <table:table-cell office:value-type="float" office:value="58.09523" calcext:value-type="float">
            <text:p>58.09523</text:p>
          </table:table-cell>
          <table:table-cell office:value-type="float" office:value="77.129" calcext:value-type="float">
            <text:p>77.129</text:p>
          </table:table-cell>
          <table:table-cell office:value-type="float" office:value="87.35" calcext:value-type="float">
            <text:p>87.35</text:p>
          </table:table-cell>
          <table:table-cell office:value-type="float" office:value="50.32222" calcext:value-type="float">
            <text:p>50.32222</text:p>
          </table:table-cell>
          <table:table-cell office:value-type="float" office:value="55.078299" calcext:value-type="float">
            <text:p>55.078299</text:p>
          </table:table-cell>
          <table:table-cell office:value-type="float" office:value="98.4589041" calcext:value-type="float">
            <text:p>98.4589041</text:p>
          </table:table-cell>
          <table:table-cell office:value-type="float" office:value="34.883817" calcext:value-type="float">
            <text:p>34.883817</text:p>
          </table:table-cell>
          <table:table-cell office:value-type="float" office:value="37.45381" calcext:value-type="float">
            <text:p>37.45381</text:p>
          </table:table-cell>
          <table:table-cell office:value-type="float" office:value="93.832" calcext:value-type="float">
            <text:p>93.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92" calcext:value-type="float">
            <text:p>92</text:p>
          </table:table-cell>
          <table:table-cell office:value-type="float" office:value="85.33333" calcext:value-type="float">
            <text:p>85.33333</text:p>
          </table:table-cell>
          <table:table-cell office:value-type="float" office:value="89.33333" calcext:value-type="float">
            <text:p>89.33333</text:p>
          </table:table-cell>
          <table:table-cell office:value-type="float" office:value="85.5" calcext:value-type="float">
            <text:p>85.5</text:p>
          </table:table-cell>
          <table:table-cell office:value-type="float" office:value="94" calcext:value-type="float">
            <text:p>94</text:p>
          </table:table-cell>
          <table:table-cell office:value-type="float" office:value="94.166" calcext:value-type="float">
            <text:p>94.166</text:p>
          </table:table-cell>
          <table:table-cell office:value-type="float" office:value="74.7916" calcext:value-type="float">
            <text:p>74.7916</text:p>
          </table:table-cell>
          <table:table-cell office:value-type="float" office:value="96.78362" calcext:value-type="float">
            <text:p>96.78362</text:p>
          </table:table-cell>
          <table:table-cell office:value-type="float" office:value="96.876" calcext:value-type="float">
            <text:p>96.876</text:p>
          </table:table-cell>
          <table:table-cell office:value-type="float" office:value="52.8571428" calcext:value-type="float">
            <text:p>52.8571428</text:p>
          </table:table-cell>
          <table:table-cell office:value-type="float" office:value="58.88888" calcext:value-type="float">
            <text:p>58.88888</text:p>
          </table:table-cell>
          <table:table-cell office:value-type="float" office:value="97.577777" calcext:value-type="float">
            <text:p>97.577777</text:p>
          </table:table-cell>
          <table:table-cell office:value-type="float" office:value="35.190871369" calcext:value-type="float">
            <text:p>35.190871369</text:p>
          </table:table-cell>
          <table:table-cell office:value-type="float" office:value="33.096385" calcext:value-type="float">
            <text:p>33.096385</text:p>
          </table:table-cell>
          <table:table-cell office:value-type="float" office:value="93.9756097561" calcext:value-type="float">
            <text:p>93.9756097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];[.B4];[.B5];[.B6];[.B7];[.B8];[.B9];[.B10];[.B11];[.B12])" office:value-type="float" office:value="93.4664333333" calcext:value-type="float">
            <text:p>93.4664333333</text:p>
          </table:table-cell>
          <table:table-cell table:formula="of:=AVERAGE([.C3];[.C4];[.C5];[.C6];[.C7];[.C8];[.C9];[.C10];[.C11];[.C12])" office:value-type="float" office:value="88.799779" calcext:value-type="float">
            <text:p>88.799779</text:p>
          </table:table-cell>
          <table:table-cell table:formula="of:=AVERAGE([.D3];[.D4];[.D5];[.D6];[.D7];[.D8];[.D9];[.D10];[.D11];[.D12])" office:value-type="float" office:value="98.533299" calcext:value-type="float">
            <text:p>98.533299</text:p>
          </table:table-cell>
          <table:table-cell table:formula="of:=AVERAGE([.E3];[.E4];[.E5];[.E6];[.E7];[.E8];[.E9];[.E10];[.E11];[.E12])" office:value-type="float" office:value="90.5356505" calcext:value-type="float">
            <text:p>90.5356505</text:p>
          </table:table-cell>
          <table:table-cell table:formula="of:=AVERAGE([.F3];[.F4];[.F5];[.F6];[.F7];[.F8];[.F9];[.F10];[.F11];[.F12])" office:value-type="float" office:value="93.29059383" calcext:value-type="float">
            <text:p>93.29059383</text:p>
          </table:table-cell>
          <table:table-cell table:formula="of:=AVERAGE([.G3];[.G4];[.G5];[.G6];[.G7];[.G8];[.G9];[.G10];[.G11];[.G12])" office:value-type="float" office:value="97.6554875" calcext:value-type="float">
            <text:p>97.6554875</text:p>
          </table:table-cell>
          <table:table-cell table:formula="of:=AVERAGE([.H3];[.H4];[.H5];[.H6];[.H7];[.H8];[.H9];[.H10];[.H11];[.H12])" office:value-type="float" office:value="74.79204106" calcext:value-type="float">
            <text:p>74.79204106</text:p>
          </table:table-cell>
          <table:table-cell table:formula="of:=AVERAGE([.I3];[.I4];[.I5];[.I6];[.I7];[.I8];[.I9];[.I10];[.I11];[.I12])" office:value-type="float" office:value="72.9231558" calcext:value-type="float">
            <text:p>72.9231558</text:p>
          </table:table-cell>
          <table:table-cell table:formula="of:=AVERAGE([.J3];[.J4];[.J5];[.J6];[.J7];[.J8];[.J9];[.J10];[.J11];[.J12])" office:value-type="float" office:value="88.8712739" calcext:value-type="float">
            <text:p>88.8712739</text:p>
          </table:table-cell>
          <table:table-cell table:formula="of:=AVERAGE([.K3];[.K4];[.K5];[.K6];[.K7];[.K8];[.K9];[.K10];[.K11];[.K12])" office:value-type="float" office:value="50.117251414" calcext:value-type="float">
            <text:p>50.117251414</text:p>
          </table:table-cell>
          <table:table-cell table:formula="of:=AVERAGE([.L3];[.L4];[.L5];[.L6];[.L7];[.L8];[.L9];[.L10];[.L11];[.L12])" office:value-type="float" office:value="53.98892746" calcext:value-type="float">
            <text:p>53.98892746</text:p>
          </table:table-cell>
          <table:table-cell table:formula="of:=AVERAGE([.M3];[.M4];[.M5];[.M6];[.M7];[.M8];[.M9];[.M10];[.M11];[.M12])" office:value-type="float" office:value="98.12538835" calcext:value-type="float">
            <text:p>98.12538835</text:p>
          </table:table-cell>
          <table:table-cell table:formula="of:=AVERAGE([.N3];[.N4];[.N5];[.N6];[.N7];[.N8];[.N9];[.N10];[.N11];[.N12])" office:value-type="float" office:value="34.9129305142" calcext:value-type="float">
            <text:p>34.9129305142</text:p>
          </table:table-cell>
          <table:table-cell table:formula="of:=AVERAGE([.O3];[.O4];[.O5];[.O6];[.O7];[.O8];[.O9];[.O10];[.O11];[.O12])" office:value-type="float" office:value="35.9841179378" calcext:value-type="float">
            <text:p>35.9841179378</text:p>
          </table:table-cell>
          <table:table-cell table:formula="of:=AVERAGE([.P3];[.P4];[.P5];[.P6];[.P7];[.P8];[.P9];[.P10];[.P11];[.P12])" office:value-type="float" office:value="95.16326828291" calcext:value-type="float">
            <text:p>95.1632682829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2"/>
          <table:table-cell table:number-columns-repeated="14"/>
        </table:table-row>
        <table:table-row table:style-name="ro1">
          <table:table-cell office:value-type="string" calcext:value-type="string">
            <text:p>cache_size = 5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90.6666666" calcext:value-type="float">
            <text:p>90.6666666</text:p>
          </table:table-cell>
          <table:table-cell office:value-type="float" office:value="100" calcext:value-type="float">
            <text:p>100</text:p>
          </table:table-cell>
          <table:table-cell office:value-type="float" office:value="89.33333" calcext:value-type="float">
            <text:p>89.33333</text:p>
          </table:table-cell>
          <table:table-cell office:value-type="float" office:value="91.6666" calcext:value-type="float">
            <text:p>91.6666</text:p>
          </table:table-cell>
          <table:table-cell office:value-type="float" office:value="100" calcext:value-type="float">
            <text:p>100</text:p>
          </table:table-cell>
          <table:table-cell office:value-type="float" office:value="76.666" calcext:value-type="float">
            <text:p>76.666</text:p>
          </table:table-cell>
          <table:table-cell office:value-type="float" office:value="63.63" calcext:value-type="float">
            <text:p>63.63</text:p>
          </table:table-cell>
          <table:table-cell office:value-type="float" office:value="100" calcext:value-type="float">
            <text:p>100</text:p>
          </table:table-cell>
          <table:table-cell office:value-type="float" office:value="55.51801" calcext:value-type="float">
            <text:p>55.51801</text:p>
          </table:table-cell>
          <table:table-cell office:value-type="float" office:value="58.624161" calcext:value-type="float">
            <text:p>58.624161</text:p>
          </table:table-cell>
          <table:table-cell office:value-type="float" office:value="97.38292" calcext:value-type="float">
            <text:p>97.38292</text:p>
          </table:table-cell>
          <table:table-cell office:value-type="float" office:value="42.764705" calcext:value-type="float">
            <text:p>42.764705</text:p>
          </table:table-cell>
          <table:table-cell office:value-type="float" office:value="37.32" calcext:value-type="float">
            <text:p>37.32</text:p>
          </table:table-cell>
          <table:table-cell office:value-type="float" office:value="97.22807" calcext:value-type="float">
            <text:p>97.22807</text:p>
          </table:table-cell>
          <table:table-cell table:formula="of:=AVERAGE([.B26];[.C26];[.D26];[.E26];[.F26];[.G26];[.H26];[.I26];[.J26];[.K26];[.L26];[.M26];[.N26];[.O26];[.P26])" office:value-type="float" office:value="76.7324182617353" calcext:value-type="float">
            <text:p>76.7324182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97.33333" calcext:value-type="float">
            <text:p>97.33333</text:p>
          </table:table-cell>
          <table:table-cell office:value-type="float" office:value="85.333333" calcext:value-type="float">
            <text:p>85.333333</text:p>
          </table:table-cell>
          <table:table-cell office:value-type="float" office:value="97.33333" calcext:value-type="float">
            <text:p>97.33333</text:p>
          </table:table-cell>
          <table:table-cell office:value-type="float" office:value="86.833333" calcext:value-type="float">
            <text:p>86.833333</text:p>
          </table:table-cell>
          <table:table-cell office:value-type="float" office:value="97.3333" calcext:value-type="float">
            <text:p>97.3333</text:p>
          </table:table-cell>
          <table:table-cell office:value-type="float" office:value="100" calcext:value-type="float">
            <text:p>100</text:p>
          </table:table-cell>
          <table:table-cell office:value-type="float" office:value="63.333333333" calcext:value-type="float">
            <text:p>63.333333333</text:p>
          </table:table-cell>
          <table:table-cell office:value-type="float" office:value="45.714285" calcext:value-type="float">
            <text:p>45.714285</text:p>
          </table:table-cell>
          <table:table-cell office:value-type="float" office:value="69.04" calcext:value-type="float">
            <text:p>69.04</text:p>
          </table:table-cell>
          <table:table-cell office:value-type="float" office:value="57.23713" calcext:value-type="float">
            <text:p>57.23713</text:p>
          </table:table-cell>
          <table:table-cell office:value-type="float" office:value="52.9" calcext:value-type="float">
            <text:p>52.9</text:p>
          </table:table-cell>
          <table:table-cell office:value-type="float" office:value="97.8048780488" calcext:value-type="float">
            <text:p>97.8048780488</text:p>
          </table:table-cell>
          <table:table-cell office:value-type="float" office:value="40.4462809" calcext:value-type="float">
            <text:p>40.4462809</text:p>
          </table:table-cell>
          <table:table-cell office:value-type="float" office:value="35.813008" calcext:value-type="float">
            <text:p>35.813008</text:p>
          </table:table-cell>
          <table:table-cell office:value-type="float" office:value="94.75221" calcext:value-type="float">
            <text:p>94.75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92" calcext:value-type="float">
            <text:p>92</text:p>
          </table:table-cell>
          <table:table-cell office:value-type="float" office:value="93.333" calcext:value-type="float">
            <text:p>93.333</text:p>
          </table:table-cell>
          <table:table-cell office:value-type="float" office:value="98.6666" calcext:value-type="float">
            <text:p>98.6666</text:p>
          </table:table-cell>
          <table:table-cell office:value-type="float" office:value="95.5" calcext:value-type="float">
            <text:p>95.5</text:p>
          </table:table-cell>
          <table:table-cell office:value-type="float" office:value="90.5" calcext:value-type="float">
            <text:p>90.5</text:p>
          </table:table-cell>
          <table:table-cell office:value-type="float" office:value="100" calcext:value-type="float">
            <text:p>100</text:p>
          </table:table-cell>
          <table:table-cell office:value-type="float" office:value="71.7777" calcext:value-type="float">
            <text:p>71.7777</text:p>
          </table:table-cell>
          <table:table-cell office:value-type="float" office:value="50.4761" calcext:value-type="float">
            <text:p>50.4761</text:p>
          </table:table-cell>
          <table:table-cell office:value-type="float" office:value="50" calcext:value-type="float">
            <text:p>50</text:p>
          </table:table-cell>
          <table:table-cell office:value-type="float" office:value="52.8747203" calcext:value-type="float">
            <text:p>52.8747203</text:p>
          </table:table-cell>
          <table:table-cell office:value-type="float" office:value="56.622222" calcext:value-type="float">
            <text:p>56.622222</text:p>
          </table:table-cell>
          <table:table-cell office:value-type="float" office:value="96.046831" calcext:value-type="float">
            <text:p>96.046831</text:p>
          </table:table-cell>
          <table:table-cell office:value-type="float" office:value="38.2711864" calcext:value-type="float">
            <text:p>38.2711864</text:p>
          </table:table-cell>
          <table:table-cell office:value-type="float" office:value="38.7782258065" calcext:value-type="float">
            <text:p>38.7782258065</text:p>
          </table:table-cell>
          <table:table-cell office:value-type="float" office:value="99.38181818" calcext:value-type="float">
            <text:p>99.38181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93.333333" calcext:value-type="float">
            <text:p>93.333333</text:p>
          </table:table-cell>
          <table:table-cell office:value-type="float" office:value="90.666" calcext:value-type="float">
            <text:p>90.666</text:p>
          </table:table-cell>
          <table:table-cell office:value-type="float" office:value="100" calcext:value-type="float">
            <text:p>100</text:p>
          </table:table-cell>
          <table:table-cell office:value-type="float" office:value="82.666666" calcext:value-type="float">
            <text:p>82.666666</text:p>
          </table:table-cell>
          <table:table-cell office:value-type="float" office:value="91.5" calcext:value-type="float">
            <text:p>91.5</text:p>
          </table:table-cell>
          <table:table-cell office:value-type="float" office:value="99.833" calcext:value-type="float">
            <text:p>99.833</text:p>
          </table:table-cell>
          <table:table-cell office:value-type="float" office:value="63.3333" calcext:value-type="float">
            <text:p>63.3333</text:p>
          </table:table-cell>
          <table:table-cell office:value-type="float" office:value="66.2962962" calcext:value-type="float">
            <text:p>66.2962962</text:p>
          </table:table-cell>
          <table:table-cell office:value-type="float" office:value="100" calcext:value-type="float">
            <text:p>100</text:p>
          </table:table-cell>
          <table:table-cell office:value-type="float" office:value="59.988662" calcext:value-type="float">
            <text:p>59.988662</text:p>
          </table:table-cell>
          <table:table-cell office:value-type="float" office:value="53.9111111" calcext:value-type="float">
            <text:p>53.9111111</text:p>
          </table:table-cell>
          <table:table-cell office:value-type="float" office:value="95.9656084" calcext:value-type="float">
            <text:p>95.9656084</text:p>
          </table:table-cell>
          <table:table-cell office:value-type="float" office:value="40.9079497" calcext:value-type="float">
            <text:p>40.9079497</text:p>
          </table:table-cell>
          <table:table-cell office:value-type="float" office:value="39.53413" calcext:value-type="float">
            <text:p>39.53413</text:p>
          </table:table-cell>
          <table:table-cell office:value-type="float" office:value="95.4859813" calcext:value-type="float">
            <text:p>95.48598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89.3333" calcext:value-type="float">
            <text:p>89.3333</text:p>
          </table:table-cell>
          <table:table-cell office:value-type="float" office:value="90.6666" calcext:value-type="float">
            <text:p>90.6666</text:p>
          </table:table-cell>
          <table:table-cell office:value-type="float" office:value="98.66666" calcext:value-type="float">
            <text:p>98.66666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75.7777" calcext:value-type="float">
            <text:p>75.7777</text:p>
          </table:table-cell>
          <table:table-cell office:value-type="float" office:value="47.61904" calcext:value-type="float">
            <text:p>47.61904</text:p>
          </table:table-cell>
          <table:table-cell office:value-type="float" office:value="85" calcext:value-type="float">
            <text:p>85</text:p>
          </table:table-cell>
          <table:table-cell office:value-type="float" office:value="55.644444444" calcext:value-type="float">
            <text:p>55.644444444</text:p>
          </table:table-cell>
          <table:table-cell office:value-type="float" office:value="60.72706935" calcext:value-type="float">
            <text:p>60.72706935</text:p>
          </table:table-cell>
          <table:table-cell office:value-type="float" office:value="94.573333" calcext:value-type="float">
            <text:p>94.573333</text:p>
          </table:table-cell>
          <table:table-cell office:value-type="float" office:value="40.36820083" calcext:value-type="float">
            <text:p>40.36820083</text:p>
          </table:table-cell>
          <table:table-cell office:value-type="float" office:value="40.38" calcext:value-type="float">
            <text:p>40.38</text:p>
          </table:table-cell>
          <table:table-cell office:value-type="float" office:value="97.35514" calcext:value-type="float">
            <text:p>97.35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90.666666" calcext:value-type="float">
            <text:p>90.666666</text:p>
          </table:table-cell>
          <table:table-cell office:value-type="float" office:value="89.3333" calcext:value-type="float">
            <text:p>89.3333</text:p>
          </table:table-cell>
          <table:table-cell office:value-type="float" office:value="97.3333" calcext:value-type="float">
            <text:p>97.3333</text:p>
          </table:table-cell>
          <table:table-cell office:value-type="float" office:value="86.5" calcext:value-type="float">
            <text:p>86.5</text:p>
          </table:table-cell>
          <table:table-cell office:value-type="float" office:value="90.83333" calcext:value-type="float">
            <text:p>90.83333</text:p>
          </table:table-cell>
          <table:table-cell office:value-type="float" office:value="100" calcext:value-type="float">
            <text:p>100</text:p>
          </table:table-cell>
          <table:table-cell office:value-type="float" office:value="61.904761" calcext:value-type="float">
            <text:p>61.904761</text:p>
          </table:table-cell>
          <table:table-cell office:value-type="float" office:value="43.3333" calcext:value-type="float">
            <text:p>43.3333</text:p>
          </table:table-cell>
          <table:table-cell office:value-type="float" office:value="92.888" calcext:value-type="float">
            <text:p>92.888</text:p>
          </table:table-cell>
          <table:table-cell office:value-type="float" office:value="56.39269406" calcext:value-type="float">
            <text:p>56.39269406</text:p>
          </table:table-cell>
          <table:table-cell office:value-type="float" office:value="56.3111111" calcext:value-type="float">
            <text:p>56.3111111</text:p>
          </table:table-cell>
          <table:table-cell office:value-type="float" office:value="95.7181571" calcext:value-type="float">
            <text:p>95.7181571</text:p>
          </table:table-cell>
          <table:table-cell office:value-type="float" office:value="39.083682" calcext:value-type="float">
            <text:p>39.083682</text:p>
          </table:table-cell>
          <table:table-cell office:value-type="float" office:value="41.2248995" calcext:value-type="float">
            <text:p>41.2248995</text:p>
          </table:table-cell>
          <table:table-cell office:value-type="float" office:value="97.83636" calcext:value-type="float">
            <text:p>97.83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97.333" calcext:value-type="float">
            <text:p>97.333</text:p>
          </table:table-cell>
          <table:table-cell office:value-type="float" office:value="86.66" calcext:value-type="float">
            <text:p>86.66</text:p>
          </table:table-cell>
          <table:table-cell office:value-type="float" office:value="97.3333" calcext:value-type="float">
            <text:p>97.3333</text:p>
          </table:table-cell>
          <table:table-cell office:value-type="float" office:value="84.5" calcext:value-type="float">
            <text:p>84.5</text:p>
          </table:table-cell>
          <table:table-cell office:value-type="float" office:value="89.5" calcext:value-type="float">
            <text:p>89.5</text:p>
          </table:table-cell>
          <table:table-cell office:value-type="float" office:value="100" calcext:value-type="float">
            <text:p>100</text:p>
          </table:table-cell>
          <table:table-cell office:value-type="float" office:value="57.61904761" calcext:value-type="float">
            <text:p>57.61904761</text:p>
          </table:table-cell>
          <table:table-cell office:value-type="float" office:value="44.28571" calcext:value-type="float">
            <text:p>44.28571</text:p>
          </table:table-cell>
          <table:table-cell office:value-type="float" office:value="99.6296296" calcext:value-type="float">
            <text:p>99.6296296</text:p>
          </table:table-cell>
          <table:table-cell office:value-type="float" office:value="58.00228" calcext:value-type="float">
            <text:p>58.00228</text:p>
          </table:table-cell>
          <table:table-cell office:value-type="float" office:value="59.436936" calcext:value-type="float">
            <text:p>59.436936</text:p>
          </table:table-cell>
          <table:table-cell office:value-type="float" office:value="97.0502645" calcext:value-type="float">
            <text:p>97.0502645</text:p>
          </table:table-cell>
          <table:table-cell office:value-type="float" office:value="39.13333333" calcext:value-type="float">
            <text:p>39.13333333</text:p>
          </table:table-cell>
          <table:table-cell office:value-type="float" office:value="37.68145" calcext:value-type="float">
            <text:p>37.68145</text:p>
          </table:table-cell>
          <table:table-cell office:value-type="float" office:value="96.495652173" calcext:value-type="float">
            <text:p>96.495652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88" calcext:value-type="float">
            <text:p>88</text:p>
          </table:table-cell>
          <table:table-cell office:value-type="float" office:value="90.66" calcext:value-type="float">
            <text:p>90.66</text:p>
          </table:table-cell>
          <table:table-cell office:value-type="float" office:value="98.666" calcext:value-type="float">
            <text:p>98.666</text:p>
          </table:table-cell>
          <table:table-cell office:value-type="float" office:value="81.166666" calcext:value-type="float">
            <text:p>81.166666</text:p>
          </table:table-cell>
          <table:table-cell office:value-type="float" office:value="97.3333" calcext:value-type="float">
            <text:p>97.3333</text:p>
          </table:table-cell>
          <table:table-cell office:value-type="float" office:value="100" calcext:value-type="float">
            <text:p>100</text:p>
          </table:table-cell>
          <table:table-cell office:value-type="float" office:value="76.4666" calcext:value-type="float">
            <text:p>76.4666</text:p>
          </table:table-cell>
          <table:table-cell office:value-type="float" office:value="45.714285" calcext:value-type="float">
            <text:p>45.714285</text:p>
          </table:table-cell>
          <table:table-cell office:value-type="float" office:value="96.6666" calcext:value-type="float">
            <text:p>96.6666</text:p>
          </table:table-cell>
          <table:table-cell office:value-type="float" office:value="53.35555" calcext:value-type="float">
            <text:p>53.35555</text:p>
          </table:table-cell>
          <table:table-cell office:value-type="float" office:value="62.355" calcext:value-type="float">
            <text:p>62.355</text:p>
          </table:table-cell>
          <table:table-cell office:value-type="float" office:value="97.727272" calcext:value-type="float">
            <text:p>97.727272</text:p>
          </table:table-cell>
          <table:table-cell office:value-type="float" office:value="38.451476" calcext:value-type="float">
            <text:p>38.451476</text:p>
          </table:table-cell>
          <table:table-cell office:value-type="float" office:value="38.0602409" calcext:value-type="float">
            <text:p>38.0602409</text:p>
          </table:table-cell>
          <table:table-cell office:value-type="float" office:value="94.6818181" calcext:value-type="float">
            <text:p>94.6818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table:number-columns-repeated="2" office:value-type="float" office:value="90.66666" calcext:value-type="float">
            <text:p>90.66666</text:p>
          </table:table-cell>
          <table:table-cell office:value-type="float" office:value="94.666" calcext:value-type="float">
            <text:p>94.666</text:p>
          </table:table-cell>
          <table:table-cell office:value-type="float" office:value="84.333333" calcext:value-type="float">
            <text:p>84.333333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57.619" calcext:value-type="float">
            <text:p>57.619</text:p>
          </table:table-cell>
          <table:table-cell office:value-type="float" office:value="74.66" calcext:value-type="float">
            <text:p>74.66</text:p>
          </table:table-cell>
          <table:table-cell office:value-type="float" office:value="92.2222" calcext:value-type="float">
            <text:p>92.2222</text:p>
          </table:table-cell>
          <table:table-cell office:value-type="float" office:value="58.9041" calcext:value-type="float">
            <text:p>58.9041</text:p>
          </table:table-cell>
          <table:table-cell office:value-type="float" office:value="57.44369" calcext:value-type="float">
            <text:p>57.44369</text:p>
          </table:table-cell>
          <table:table-cell office:value-type="float" office:value="95.5833333" calcext:value-type="float">
            <text:p>95.5833333</text:p>
          </table:table-cell>
          <table:table-cell office:value-type="float" office:value="37.470833" calcext:value-type="float">
            <text:p>37.470833</text:p>
          </table:table-cell>
          <table:table-cell office:value-type="float" office:value="39.73790322" calcext:value-type="float">
            <text:p>39.73790322</text:p>
          </table:table-cell>
          <table:table-cell office:value-type="float" office:value="97.203539" calcext:value-type="float">
            <text:p>97.203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92" calcext:value-type="float">
            <text:p>92</text:p>
          </table:table-cell>
          <table:table-cell office:value-type="float" office:value="90.6666" calcext:value-type="float">
            <text:p>90.6666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90.83333" calcext:value-type="float">
            <text:p>90.83333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6.6666" calcext:value-type="float">
            <text:p>46.6666</text:p>
          </table:table-cell>
          <table:table-cell office:value-type="float" office:value="69.0476" calcext:value-type="float">
            <text:p>69.0476</text:p>
          </table:table-cell>
          <table:table-cell office:value-type="float" office:value="52.3515" calcext:value-type="float">
            <text:p>52.3515</text:p>
          </table:table-cell>
          <table:table-cell office:value-type="float" office:value="56.3534675" calcext:value-type="float">
            <text:p>56.3534675</text:p>
          </table:table-cell>
          <table:table-cell office:value-type="float" office:value="97.204301075" calcext:value-type="float">
            <text:p>97.204301075</text:p>
          </table:table-cell>
          <table:table-cell office:value-type="float" office:value="37.838983" calcext:value-type="float">
            <text:p>37.838983</text:p>
          </table:table-cell>
          <table:table-cell office:value-type="float" office:value="38.544" calcext:value-type="float">
            <text:p>38.544</text:p>
          </table:table-cell>
          <table:table-cell office:value-type="float" office:value="94.4173913" calcext:value-type="float">
            <text:p>94.4173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16];[.B17];[.B18];[.B19];[.B20];[.B21];[.B22];[.B23];[.B24];[.B25])" office:value-type="float" office:value="92.3999589" calcext:value-type="float">
            <text:p>92.3999589</text:p>
          </table:table-cell>
          <table:table-cell table:style-name="ce1" table:formula="of:=AVERAGE([.C16];[.C17];[.C18];[.C19];[.C20];[.C21];[.C22];[.C23];[.C24];[.C25])" office:value-type="float" office:value="89.86521596" calcext:value-type="float">
            <text:p>89.86521596</text:p>
          </table:table-cell>
          <table:table-cell table:style-name="ce1" table:formula="of:=AVERAGE([.D16];[.D17];[.D18];[.D19];[.D20];[.D21];[.D22];[.D23];[.D24];[.D25])" office:value-type="float" office:value="97.599849" calcext:value-type="float">
            <text:p>97.599849</text:p>
          </table:table-cell>
          <table:table-cell table:style-name="ce1" table:formula="of:=AVERAGE([.E16];[.E17];[.E18];[.E19];[.E20];[.E21];[.E22];[.E23];[.E24];[.E25])" office:value-type="float" office:value="87.2666658" calcext:value-type="float">
            <text:p>87.2666658</text:p>
          </table:table-cell>
          <table:table-cell table:style-name="ce1" table:formula="of:=AVERAGE([.F16];[.F17];[.F18];[.F19];[.F20];[.F21];[.F22];[.F23];[.F24];[.F25])" office:value-type="float" office:value="92.466653" calcext:value-type="float">
            <text:p>92.466653</text:p>
          </table:table-cell>
          <table:table-cell table:style-name="ce1" table:formula="of:=AVERAGE([.G16];[.G17];[.G18];[.G19];[.G20];[.G21];[.G22];[.G23];[.G24];[.G25])" office:value-type="float" office:value="99.9833" calcext:value-type="float">
            <text:p>99.9833</text:p>
          </table:table-cell>
          <table:table-cell table:style-name="ce1" table:formula="of:=AVERAGE([.H16];[.H17];[.H18];[.H19];[.H20];[.H21];[.H22];[.H23];[.H24];[.H25])" office:value-type="float" office:value="68.4497441943" calcext:value-type="float">
            <text:p>68.4497441943</text:p>
          </table:table-cell>
          <table:table-cell table:style-name="ce1" table:formula="of:=AVERAGE([.I16];[.I17];[.I18];[.I19];[.I20];[.I21];[.I22];[.I23];[.I24];[.I25])" office:value-type="float" office:value="52.83956162" calcext:value-type="float">
            <text:p>52.83956162</text:p>
          </table:table-cell>
          <table:table-cell table:style-name="ce1" table:formula="of:=AVERAGE([.J16];[.J17];[.J18];[.J19];[.J20];[.J21];[.J22];[.J23];[.J24];[.J25])" office:value-type="float" office:value="85.44940296" calcext:value-type="float">
            <text:p>85.44940296</text:p>
          </table:table-cell>
          <table:table-cell table:style-name="ce1" table:formula="of:=AVERAGE([.K16];[.K17];[.K18];[.K19];[.K20];[.K21];[.K22];[.K23];[.K24];[.K25])" office:value-type="float" office:value="56.0269090804" calcext:value-type="float">
            <text:p>56.0269090804</text:p>
          </table:table-cell>
          <table:table-cell table:style-name="ce1" table:formula="of:=AVERAGE([.L16];[.L17];[.L18];[.L19];[.L20];[.L21];[.L22];[.L23];[.L24];[.L25])" office:value-type="float" office:value="57.468476805" calcext:value-type="float">
            <text:p>57.468476805</text:p>
          </table:table-cell>
          <table:table-cell table:style-name="ce1" table:formula="of:=AVERAGE([.M16];[.M17];[.M18];[.M19];[.M20];[.M21];[.M22];[.M23];[.M24];[.M25])" office:value-type="float" office:value="96.50568984238" calcext:value-type="float">
            <text:p>96.5056898424</text:p>
          </table:table-cell>
          <table:table-cell table:style-name="ce1" table:formula="of:=AVERAGE([.N16];[.N17];[.N18];[.N19];[.N20];[.N21];[.N22];[.N23];[.N24];[.N25])" office:value-type="float" office:value="39.473663016" calcext:value-type="float">
            <text:p>39.473663016</text:p>
          </table:table-cell>
          <table:table-cell table:style-name="ce1" table:formula="of:=AVERAGE([.O16];[.O17];[.O18];[.O19];[.O20];[.O21];[.O22];[.O23];[.O24];[.O25])" office:value-type="float" office:value="38.70738574265" calcext:value-type="float">
            <text:p>38.7073857427</text:p>
          </table:table-cell>
          <table:table-cell table:style-name="ce1" table:formula="of:=AVERAGE([.P16];[.P17];[.P18];[.P19];[.P20];[.P21];[.P22];[.P23];[.P24];[.P25])" office:value-type="float" office:value="96.4837980053" calcext:value-type="float">
            <text:p>96.4837980053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ache_size = 15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97.3333" calcext:value-type="float">
            <text:p>97.3333</text:p>
          </table:table-cell>
          <table:table-cell office:value-type="float" office:value="90.666666" calcext:value-type="float">
            <text:p>90.666666</text:p>
          </table:table-cell>
          <table:table-cell office:value-type="float" office:value="84" calcext:value-type="float">
            <text:p>84</text:p>
          </table:table-cell>
          <table:table-cell office:value-type="float" office:value="87.5" calcext:value-type="float">
            <text:p>87.5</text:p>
          </table:table-cell>
          <table:table-cell office:value-type="float" office:value="93.1666" calcext:value-type="float">
            <text:p>93.1666</text:p>
          </table:table-cell>
          <table:table-cell office:value-type="float" office:value="98.8333" calcext:value-type="float">
            <text:p>98.8333</text:p>
          </table:table-cell>
          <table:table-cell office:value-type="float" office:value="70" calcext:value-type="float">
            <text:p>70</text:p>
          </table:table-cell>
          <table:table-cell office:value-type="float" office:value="80.701" calcext:value-type="float">
            <text:p>80.701</text:p>
          </table:table-cell>
          <table:table-cell office:value-type="float" office:value="81.5151" calcext:value-type="float">
            <text:p>81.5151</text:p>
          </table:table-cell>
          <table:table-cell office:value-type="float" office:value="66.18568232" calcext:value-type="float">
            <text:p>66.18568232</text:p>
          </table:table-cell>
          <table:table-cell office:value-type="float" office:value="62.259507" calcext:value-type="float">
            <text:p>62.259507</text:p>
          </table:table-cell>
          <table:table-cell office:value-type="float" office:value="99.20054" calcext:value-type="float">
            <text:p>99.20054</text:p>
          </table:table-cell>
          <table:table-cell office:value-type="float" office:value="52.26229" calcext:value-type="float">
            <text:p>52.26229</text:p>
          </table:table-cell>
          <table:table-cell office:value-type="float" office:value="46.192771" calcext:value-type="float">
            <text:p>46.192771</text:p>
          </table:table-cell>
          <table:table-cell office:value-type="float" office:value="98.187" calcext:value-type="float">
            <text:p>98.187</text:p>
          </table:table-cell>
          <table:table-cell table:formula="of:=AVERAGE([.B39];[.C39];[.D39];[.E39];[.F39];[.G39];[.H39];[.I39];[.J39];[.K39];[.L39];[.M39];[.N39];[.O39];[.P39])" office:value-type="float" office:value="79.455351075406" calcext:value-type="float">
            <text:p>79.4553510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92" calcext:value-type="float">
            <text:p>92</text:p>
          </table:table-cell>
          <table:table-cell office:value-type="float" office:value="90.66666" calcext:value-type="float">
            <text:p>90.66666</text:p>
          </table:table-cell>
          <table:table-cell office:value-type="float" office:value="98.66666" calcext:value-type="float">
            <text:p>98.66666</text:p>
          </table:table-cell>
          <table:table-cell office:value-type="float" office:value="86.5" calcext:value-type="float">
            <text:p>86.5</text:p>
          </table:table-cell>
          <table:table-cell office:value-type="float" office:value="94" calcext:value-type="float">
            <text:p>94</text:p>
          </table:table-cell>
          <table:table-cell office:value-type="float" office:value="97.5" calcext:value-type="float">
            <text:p>97.5</text:p>
          </table:table-cell>
          <table:table-cell office:value-type="float" office:value="96.666" calcext:value-type="float">
            <text:p>96.666</text:p>
          </table:table-cell>
          <table:table-cell office:value-type="float" office:value="68.05555" calcext:value-type="float">
            <text:p>68.05555</text:p>
          </table:table-cell>
          <table:table-cell office:value-type="float" office:value="97.3913" calcext:value-type="float">
            <text:p>97.3913</text:p>
          </table:table-cell>
          <table:table-cell office:value-type="float" office:value="71.587837" calcext:value-type="float">
            <text:p>71.587837</text:p>
          </table:table-cell>
          <table:table-cell office:value-type="float" office:value="60.87248322" calcext:value-type="float">
            <text:p>60.87248322</text:p>
          </table:table-cell>
          <table:table-cell office:value-type="float" office:value="100" calcext:value-type="float">
            <text:p>100</text:p>
          </table:table-cell>
          <table:table-cell office:value-type="float" office:value="50.7113821" calcext:value-type="float">
            <text:p>50.7113821</text:p>
          </table:table-cell>
          <table:table-cell office:value-type="float" office:value="44.112449" calcext:value-type="float">
            <text:p>44.112449</text:p>
          </table:table-cell>
          <table:table-cell office:value-type="float" office:value="97.9829" calcext:value-type="float">
            <text:p>97.9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92" calcext:value-type="float">
            <text:p>92</text:p>
          </table:table-cell>
          <table:table-cell office:value-type="float" office:value="82.6666" calcext:value-type="float">
            <text:p>82.6666</text:p>
          </table:table-cell>
          <table:table-cell office:value-type="float" office:value="97.33333" calcext:value-type="float">
            <text:p>97.33333</text:p>
          </table:table-cell>
          <table:table-cell office:value-type="float" office:value="84.5" calcext:value-type="float">
            <text:p>84.5</text:p>
          </table:table-cell>
          <table:table-cell office:value-type="float" office:value="95.5" calcext:value-type="float">
            <text:p>95.5</text:p>
          </table:table-cell>
          <table:table-cell office:value-type="float" office:value="99.5" calcext:value-type="float">
            <text:p>99.5</text:p>
          </table:table-cell>
          <table:table-cell office:value-type="float" office:value="77" calcext:value-type="float">
            <text:p>77</text:p>
          </table:table-cell>
          <table:table-cell office:value-type="float" office:value="76.3888" calcext:value-type="float">
            <text:p>76.3888</text:p>
          </table:table-cell>
          <table:table-cell office:value-type="float" office:value="80.60606" calcext:value-type="float">
            <text:p>80.60606</text:p>
          </table:table-cell>
          <table:table-cell office:value-type="float" office:value="67.76666" calcext:value-type="float">
            <text:p>67.76666</text:p>
          </table:table-cell>
          <table:table-cell office:value-type="float" office:value="59.630872" calcext:value-type="float">
            <text:p>59.630872</text:p>
          </table:table-cell>
          <table:table-cell office:value-type="float" office:value="98.29234" calcext:value-type="float">
            <text:p>98.29234</text:p>
          </table:table-cell>
          <table:table-cell office:value-type="float" office:value="53.9836734" calcext:value-type="float">
            <text:p>53.9836734</text:p>
          </table:table-cell>
          <table:table-cell office:value-type="float" office:value="46.78" calcext:value-type="float">
            <text:p>46.78</text:p>
          </table:table-cell>
          <table:table-cell office:value-type="float" office:value="98.65517" calcext:value-type="float">
            <text:p>98.655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90.6666666" calcext:value-type="float">
            <text:p>90.6666666</text:p>
          </table:table-cell>
          <table:table-cell office:value-type="float" office:value="90.6666" calcext:value-type="float">
            <text:p>90.6666</text:p>
          </table:table-cell>
          <table:table-cell office:value-type="float" office:value="100" calcext:value-type="float">
            <text:p>100</text:p>
          </table:table-cell>
          <table:table-cell office:value-type="float" office:value="83.833" calcext:value-type="float">
            <text:p>83.833</text:p>
          </table:table-cell>
          <table:table-cell office:value-type="float" office:value="94" calcext:value-type="float">
            <text:p>94</text:p>
          </table:table-cell>
          <table:table-cell office:value-type="float" office:value="97.5" calcext:value-type="float">
            <text:p>97.5</text:p>
          </table:table-cell>
          <table:table-cell office:value-type="float" office:value="67.272" calcext:value-type="float">
            <text:p>67.272</text:p>
          </table:table-cell>
          <table:table-cell office:value-type="float" office:value="80.3809" calcext:value-type="float">
            <text:p>80.3809</text:p>
          </table:table-cell>
          <table:table-cell office:value-type="float" office:value="77.2727" calcext:value-type="float">
            <text:p>77.2727</text:p>
          </table:table-cell>
          <table:table-cell office:value-type="float" office:value="68.0888888" calcext:value-type="float">
            <text:p>68.0888888</text:p>
          </table:table-cell>
          <table:table-cell office:value-type="float" office:value="62.066666" calcext:value-type="float">
            <text:p>62.066666</text:p>
          </table:table-cell>
          <table:table-cell office:value-type="float" office:value="97.5273224" calcext:value-type="float">
            <text:p>97.5273224</text:p>
          </table:table-cell>
          <table:table-cell office:value-type="float" office:value="49.9595" calcext:value-type="float">
            <text:p>49.9595</text:p>
          </table:table-cell>
          <table:table-cell office:value-type="float" office:value="44.224899" calcext:value-type="float">
            <text:p>44.224899</text:p>
          </table:table-cell>
          <table:table-cell office:value-type="float" office:value="99.95726" calcext:value-type="float">
            <text:p>99.95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84" calcext:value-type="float">
            <text:p>84</text:p>
          </table:table-cell>
          <table:table-cell office:value-type="float" office:value="90.666666" calcext:value-type="float">
            <text:p>90.666666</text:p>
          </table:table-cell>
          <table:table-cell office:value-type="float" office:value="100" calcext:value-type="float">
            <text:p>100</text:p>
          </table:table-cell>
          <table:table-cell office:value-type="float" office:value="77.833" calcext:value-type="float">
            <text:p>77.833</text:p>
          </table:table-cell>
          <table:table-cell office:value-type="float" office:value="94" calcext:value-type="float">
            <text:p>94</text:p>
          </table:table-cell>
          <table:table-cell office:value-type="float" office:value="97.5" calcext:value-type="float">
            <text:p>97.5</text:p>
          </table:table-cell>
          <table:table-cell office:value-type="float" office:value="65.7575" calcext:value-type="float">
            <text:p>65.7575</text:p>
          </table:table-cell>
          <table:table-cell office:value-type="float" office:value="53.3333333" calcext:value-type="float">
            <text:p>53.3333333</text:p>
          </table:table-cell>
          <table:table-cell office:value-type="float" office:value="87.03703" calcext:value-type="float">
            <text:p>87.03703</text:p>
          </table:table-cell>
          <table:table-cell office:value-type="float" office:value="68.836689" calcext:value-type="float">
            <text:p>68.836689</text:p>
          </table:table-cell>
          <table:table-cell office:value-type="float" office:value="59.4854586" calcext:value-type="float">
            <text:p>59.4854586</text:p>
          </table:table-cell>
          <table:table-cell office:value-type="float" office:value="97.611111" calcext:value-type="float">
            <text:p>97.611111</text:p>
          </table:table-cell>
          <table:table-cell office:value-type="float" office:value="51.01639" calcext:value-type="float">
            <text:p>51.01639</text:p>
          </table:table-cell>
          <table:table-cell office:value-type="float" office:value="44.304" calcext:value-type="float">
            <text:p>44.304</text:p>
          </table:table-cell>
          <table:table-cell office:value-type="float" office:value="98.535087719" calcext:value-type="float">
            <text:p>98.535087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92" calcext:value-type="float">
            <text:p>92</text:p>
          </table:table-cell>
          <table:table-cell office:value-type="float" office:value="86.6666" calcext:value-type="float">
            <text:p>86.6666</text:p>
          </table:table-cell>
          <table:table-cell office:value-type="float" office:value="86.666" calcext:value-type="float">
            <text:p>86.666</text:p>
          </table:table-cell>
          <table:table-cell office:value-type="float" office:value="83.5" calcext:value-type="float">
            <text:p>83.5</text:p>
          </table:table-cell>
          <table:table-cell office:value-type="float" office:value="88.6666" calcext:value-type="float">
            <text:p>88.6666</text:p>
          </table:table-cell>
          <table:table-cell office:value-type="float" office:value="98.8333" calcext:value-type="float">
            <text:p>98.8333</text:p>
          </table:table-cell>
          <table:table-cell office:value-type="float" office:value="70.2564" calcext:value-type="float">
            <text:p>70.2564</text:p>
          </table:table-cell>
          <table:table-cell office:value-type="float" office:value="76.29629" calcext:value-type="float">
            <text:p>76.29629</text:p>
          </table:table-cell>
          <table:table-cell office:value-type="float" office:value="70.95238" calcext:value-type="float">
            <text:p>70.95238</text:p>
          </table:table-cell>
          <table:table-cell office:value-type="float" office:value="71.96868" calcext:value-type="float">
            <text:p>71.96868</text:p>
          </table:table-cell>
          <table:table-cell office:value-type="float" office:value="61.621621" calcext:value-type="float">
            <text:p>61.621621</text:p>
          </table:table-cell>
          <table:table-cell office:value-type="float" office:value="98.4788359" calcext:value-type="float">
            <text:p>98.4788359</text:p>
          </table:table-cell>
          <table:table-cell office:value-type="float" office:value="53.15983" calcext:value-type="float">
            <text:p>53.15983</text:p>
          </table:table-cell>
          <table:table-cell office:value-type="float" office:value="45.068" calcext:value-type="float">
            <text:p>45.068</text:p>
          </table:table-cell>
          <table:table-cell office:value-type="float" office:value="99.22018348" calcext:value-type="float">
            <text:p>99.22018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84" calcext:value-type="float">
            <text:p>84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100" calcext:value-type="float">
            <text:p>100</text:p>
          </table:table-cell>
          <table:table-cell office:value-type="float" office:value="82.666" calcext:value-type="float">
            <text:p>82.666</text:p>
          </table:table-cell>
          <table:table-cell office:value-type="float" office:value="94.66666" calcext:value-type="float">
            <text:p>94.66666</text:p>
          </table:table-cell>
          <table:table-cell office:value-type="float" office:value="98.333" calcext:value-type="float">
            <text:p>98.333</text:p>
          </table:table-cell>
          <table:table-cell office:value-type="float" office:value="65.7471" calcext:value-type="float">
            <text:p>65.7471</text:p>
          </table:table-cell>
          <table:table-cell office:value-type="float" office:value="81.66" calcext:value-type="float">
            <text:p>81.66</text:p>
          </table:table-cell>
          <table:table-cell office:value-type="float" office:value="70.47619" calcext:value-type="float">
            <text:p>70.47619</text:p>
          </table:table-cell>
          <table:table-cell office:value-type="float" office:value="68.233333" calcext:value-type="float">
            <text:p>68.233333</text:p>
          </table:table-cell>
          <table:table-cell office:value-type="float" office:value="62.5" calcext:value-type="float">
            <text:p>62.5</text:p>
          </table:table-cell>
          <table:table-cell office:value-type="float" office:value="98.91184" calcext:value-type="float">
            <text:p>98.91184</text:p>
          </table:table-cell>
          <table:table-cell office:value-type="float" office:value="52.254098" calcext:value-type="float">
            <text:p>52.254098</text:p>
          </table:table-cell>
          <table:table-cell office:value-type="float" office:value="41.140562" calcext:value-type="float">
            <text:p>41.140562</text:p>
          </table:table-cell>
          <table:table-cell office:value-type="float" office:value="99.2972972973" calcext:value-type="float">
            <text:p>99.2972972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92" calcext:value-type="float">
            <text:p>92</text:p>
          </table:table-cell>
          <table:table-cell office:value-type="float" office:value="90.6666" calcext:value-type="float">
            <text:p>90.6666</text:p>
          </table:table-cell>
          <table:table-cell office:value-type="float" office:value="100" calcext:value-type="float">
            <text:p>100</text:p>
          </table:table-cell>
          <table:table-cell office:value-type="float" office:value="76.333" calcext:value-type="float">
            <text:p>76.333</text:p>
          </table:table-cell>
          <table:table-cell office:value-type="float" office:value="94" calcext:value-type="float">
            <text:p>94</text:p>
          </table:table-cell>
          <table:table-cell office:value-type="float" office:value="96.33333" calcext:value-type="float">
            <text:p>96.33333</text:p>
          </table:table-cell>
          <table:table-cell office:value-type="float" office:value="70.7142" calcext:value-type="float">
            <text:p>70.7142</text:p>
          </table:table-cell>
          <table:table-cell office:value-type="float" office:value="42.8571" calcext:value-type="float">
            <text:p>42.8571</text:p>
          </table:table-cell>
          <table:table-cell office:value-type="float" office:value="91.66666" calcext:value-type="float">
            <text:p>91.66666</text:p>
          </table:table-cell>
          <table:table-cell office:value-type="float" office:value="72.09172259" calcext:value-type="float">
            <text:p>72.09172259</text:p>
          </table:table-cell>
          <table:table-cell office:value-type="float" office:value="61.8" calcext:value-type="float">
            <text:p>61.8</text:p>
          </table:table-cell>
          <table:table-cell office:value-type="float" office:value="94.8888888" calcext:value-type="float">
            <text:p>94.8888888</text:p>
          </table:table-cell>
          <table:table-cell office:value-type="float" office:value="52.2612244" calcext:value-type="float">
            <text:p>52.2612244</text:p>
          </table:table-cell>
          <table:table-cell office:value-type="float" office:value="45.26" calcext:value-type="float">
            <text:p>45.26</text:p>
          </table:table-cell>
          <table:table-cell office:value-type="float" office:value="97.7948717" calcext:value-type="float">
            <text:p>97.7948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84" calcext:value-type="float">
            <text:p>84</text:p>
          </table:table-cell>
          <table:table-cell office:value-type="float" office:value="90.66666" calcext:value-type="float">
            <text:p>90.66666</text:p>
          </table:table-cell>
          <table:table-cell office:value-type="float" office:value="92" calcext:value-type="float">
            <text:p>92</text:p>
          </table:table-cell>
          <table:table-cell office:value-type="float" office:value="89.8333" calcext:value-type="float">
            <text:p>89.8333</text:p>
          </table:table-cell>
          <table:table-cell office:value-type="float" office:value="94" calcext:value-type="float">
            <text:p>94</text:p>
          </table:table-cell>
          <table:table-cell office:value-type="float" office:value="97.5" calcext:value-type="float">
            <text:p>97.5</text:p>
          </table:table-cell>
          <table:table-cell office:value-type="float" office:value="64.84848" calcext:value-type="float">
            <text:p>64.84848</text:p>
          </table:table-cell>
          <table:table-cell office:value-type="float" office:value="43.80952" calcext:value-type="float">
            <text:p>43.80952</text:p>
          </table:table-cell>
          <table:table-cell office:value-type="float" office:value="71.4285714286" calcext:value-type="float">
            <text:p>71.4285714286</text:p>
          </table:table-cell>
          <table:table-cell office:value-type="float" office:value="69.666666666" calcext:value-type="float">
            <text:p>69.666666666</text:p>
          </table:table-cell>
          <table:table-cell office:value-type="float" office:value="61.34228187" calcext:value-type="float">
            <text:p>61.34228187</text:p>
          </table:table-cell>
          <table:table-cell office:value-type="float" office:value="98.4266666" calcext:value-type="float">
            <text:p>98.4266666</text:p>
          </table:table-cell>
          <table:table-cell office:value-type="float" office:value="52.004115" calcext:value-type="float">
            <text:p>52.004115</text:p>
          </table:table-cell>
          <table:table-cell office:value-type="float" office:value="41.4" calcext:value-type="float">
            <text:p>41.4</text:p>
          </table:table-cell>
          <table:table-cell office:value-type="float" office:value="97.266055" calcext:value-type="float">
            <text:p>97.266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94.66" calcext:value-type="float">
            <text:p>94.66</text:p>
          </table:table-cell>
          <table:table-cell office:value-type="float" office:value="89.3333333" calcext:value-type="float">
            <text:p>89.3333333</text:p>
          </table:table-cell>
          <table:table-cell office:value-type="float" office:value="98.66666" calcext:value-type="float">
            <text:p>98.66666</text:p>
          </table:table-cell>
          <table:table-cell office:value-type="float" office:value="81.33333" calcext:value-type="float">
            <text:p>81.33333</text:p>
          </table:table-cell>
          <table:table-cell office:value-type="float" office:value="94.70085" calcext:value-type="float">
            <text:p>94.70085</text:p>
          </table:table-cell>
          <table:table-cell office:value-type="float" office:value="98.1666666" calcext:value-type="float">
            <text:p>98.1666666</text:p>
          </table:table-cell>
          <table:table-cell office:value-type="float" office:value="65.4545" calcext:value-type="float">
            <text:p>65.4545</text:p>
          </table:table-cell>
          <table:table-cell office:value-type="float" office:value="81.66666" calcext:value-type="float">
            <text:p>81.66666</text:p>
          </table:table-cell>
          <table:table-cell office:value-type="float" office:value="50" calcext:value-type="float">
            <text:p>50</text:p>
          </table:table-cell>
          <table:table-cell office:value-type="float" office:value="68.633333" calcext:value-type="float">
            <text:p>68.633333</text:p>
          </table:table-cell>
          <table:table-cell office:value-type="float" office:value="60.246085" calcext:value-type="float">
            <text:p>60.246085</text:p>
          </table:table-cell>
          <table:table-cell office:value-type="float" office:value="98.47222222" calcext:value-type="float">
            <text:p>98.47222222</text:p>
          </table:table-cell>
          <table:table-cell office:value-type="float" office:value="49.299595" calcext:value-type="float">
            <text:p>49.299595</text:p>
          </table:table-cell>
          <table:table-cell office:value-type="float" office:value="47.104" calcext:value-type="float">
            <text:p>47.104</text:p>
          </table:table-cell>
          <table:table-cell office:value-type="float" office:value="98.47826" calcext:value-type="float">
            <text:p>98.478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9];[.B30];[.B31];[.B32];[.B33];[.B34];[.B35];[.B36];[.B37];[.B38])" office:value-type="float" office:value="90.26599666" calcext:value-type="float">
            <text:p>90.26599666</text:p>
          </table:table-cell>
          <table:table-cell table:formula="of:=AVERAGE([.C29];[.C30];[.C31];[.C32];[.C33];[.C34];[.C35];[.C36];[.C37];[.C38])" office:value-type="float" office:value="89.59996853" calcext:value-type="float">
            <text:p>89.59996853</text:p>
          </table:table-cell>
          <table:table-cell table:formula="of:=AVERAGE([.D29];[.D30];[.D31];[.D32];[.D33];[.D34];[.D35];[.D36];[.D37];[.D38])" office:value-type="float" office:value="95.733265" calcext:value-type="float">
            <text:p>95.733265</text:p>
          </table:table-cell>
          <table:table-cell table:formula="of:=AVERAGE([.E29];[.E30];[.E31];[.E32];[.E33];[.E34];[.E35];[.E36];[.E37];[.E38])" office:value-type="float" office:value="83.383163" calcext:value-type="float">
            <text:p>83.383163</text:p>
          </table:table-cell>
          <table:table-cell table:formula="of:=AVERAGE([.F29];[.F30];[.F31];[.F32];[.F33];[.F34];[.F35];[.F36];[.F37];[.F38])" office:value-type="float" office:value="93.670071" calcext:value-type="float">
            <text:p>93.670071</text:p>
          </table:table-cell>
          <table:table-cell table:formula="of:=AVERAGE([.G29];[.G30];[.G31];[.G32];[.G33];[.G34];[.G35];[.G36];[.G37];[.G38])" office:value-type="float" office:value="97.99995966" calcext:value-type="float">
            <text:p>97.99995966</text:p>
          </table:table-cell>
          <table:table-cell table:formula="of:=AVERAGE([.H29];[.H30];[.H31];[.H32];[.H33];[.H34];[.H35];[.H36];[.H37];[.H38])" office:value-type="float" office:value="71.371618" calcext:value-type="float">
            <text:p>71.371618</text:p>
          </table:table-cell>
          <table:table-cell table:formula="of:=AVERAGE([.I29];[.I30];[.I31];[.I32];[.I33];[.I34];[.I35];[.I36];[.I37];[.I38])" office:value-type="float" office:value="68.51491533" calcext:value-type="float">
            <text:p>68.51491533</text:p>
          </table:table-cell>
          <table:table-cell table:formula="of:=AVERAGE([.J29];[.J30];[.J31];[.J32];[.J33];[.J34];[.J35];[.J36];[.J37];[.J38])" office:value-type="float" office:value="77.83459914286" calcext:value-type="float">
            <text:p>77.8345991429</text:p>
          </table:table-cell>
          <table:table-cell table:formula="of:=AVERAGE([.K29];[.K30];[.K31];[.K32];[.K33];[.K34];[.K35];[.K36];[.K37];[.K38])" office:value-type="float" office:value="69.3059492376" calcext:value-type="float">
            <text:p>69.3059492376</text:p>
          </table:table-cell>
          <table:table-cell table:formula="of:=AVERAGE([.L29];[.L30];[.L31];[.L32];[.L33];[.L34];[.L35];[.L36];[.L37];[.L38])" office:value-type="float" office:value="61.182497469" calcext:value-type="float">
            <text:p>61.182497469</text:p>
          </table:table-cell>
          <table:table-cell table:formula="of:=AVERAGE([.M29];[.M30];[.M31];[.M32];[.M33];[.M34];[.M35];[.M36];[.M37];[.M38])" office:value-type="float" office:value="98.180976692" calcext:value-type="float">
            <text:p>98.180976692</text:p>
          </table:table-cell>
          <table:table-cell table:formula="of:=AVERAGE([.N29];[.N30];[.N31];[.N32];[.N33];[.N34];[.N35];[.N36];[.N37];[.N38])" office:value-type="float" office:value="51.69120979" calcext:value-type="float">
            <text:p>51.69120979</text:p>
          </table:table-cell>
          <table:table-cell table:formula="of:=AVERAGE([.O29];[.O30];[.O31];[.O32];[.O33];[.O34];[.O35];[.O36];[.O37];[.O38])" office:value-type="float" office:value="44.5586681" calcext:value-type="float">
            <text:p>44.5586681</text:p>
          </table:table-cell>
          <table:table-cell table:formula="of:=AVERAGE([.P29];[.P30];[.P31];[.P32];[.P33];[.P34];[.P35];[.P36];[.P37];[.P38])" office:value-type="float" office:value="98.53740851963" calcext:value-type="float">
            <text:p>98.5374085196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ache_size = 30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office:value-type="string" calcext:value-type="string">
            <text:p>AV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92" calcext:value-type="float">
            <text:p>92</text:p>
          </table:table-cell>
          <table:table-cell office:value-type="float" office:value="86.6666" calcext:value-type="float">
            <text:p>86.6666</text:p>
          </table:table-cell>
          <table:table-cell office:value-type="float" office:value="98.666666" calcext:value-type="float">
            <text:p>98.666666</text:p>
          </table:table-cell>
          <table:table-cell office:value-type="float" office:value="88.3333" calcext:value-type="float">
            <text:p>88.3333</text:p>
          </table:table-cell>
          <table:table-cell office:value-type="float" office:value="96.5811" calcext:value-type="float">
            <text:p>96.5811</text:p>
          </table:table-cell>
          <table:table-cell office:value-type="float" office:value="97.5" calcext:value-type="float">
            <text:p>97.5</text:p>
          </table:table-cell>
          <table:table-cell office:value-type="float" office:value="80.666666" calcext:value-type="float">
            <text:p>80.666666</text:p>
          </table:table-cell>
          <table:table-cell office:value-type="float" office:value="58.66666" calcext:value-type="float">
            <text:p>58.66666</text:p>
          </table:table-cell>
          <table:table-cell office:value-type="float" office:value="90.22222222" calcext:value-type="float">
            <text:p>90.22222222</text:p>
          </table:table-cell>
          <table:table-cell office:value-type="float" office:value="38.95555" calcext:value-type="float">
            <text:p>38.95555</text:p>
          </table:table-cell>
          <table:table-cell office:value-type="float" office:value="61.22222222" calcext:value-type="float">
            <text:p>61.22222222</text:p>
          </table:table-cell>
          <table:table-cell office:value-type="float" office:value="100" calcext:value-type="float">
            <text:p>100</text:p>
          </table:table-cell>
          <table:table-cell office:value-type="float" office:value="44.876" calcext:value-type="float">
            <text:p>44.876</text:p>
          </table:table-cell>
          <table:table-cell office:value-type="float" office:value="43.22" calcext:value-type="float">
            <text:p>43.22</text:p>
          </table:table-cell>
          <table:table-cell office:value-type="float" office:value="98.19685" calcext:value-type="float">
            <text:p>98.19685</text:p>
          </table:table-cell>
          <table:table-cell table:formula="of:=AVERAGE([.B52];[.C52];[.D52];[.E52];[.F52];[.G52];[.H52];[.I52];[.J52];[.K52];[.L52];[.M52];[.N52];[.O52];[.P52])" office:value-type="float" office:value="76.2805485726267" calcext:value-type="float">
            <text:p>76.2805485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88" calcext:value-type="float">
            <text:p>88</text:p>
          </table:table-cell>
          <table:table-cell office:value-type="float" office:value="90.66666" calcext:value-type="float">
            <text:p>90.66666</text:p>
          </table:table-cell>
          <table:table-cell office:value-type="float" office:value="100" calcext:value-type="float">
            <text:p>100</text:p>
          </table:table-cell>
          <table:table-cell office:value-type="float" office:value="82.1666666" calcext:value-type="float">
            <text:p>82.1666666</text:p>
          </table:table-cell>
          <table:table-cell office:value-type="float" office:value="93.1666" calcext:value-type="float">
            <text:p>93.1666</text:p>
          </table:table-cell>
          <table:table-cell office:value-type="float" office:value="94" calcext:value-type="float">
            <text:p>94</text:p>
          </table:table-cell>
          <table:table-cell office:value-type="float" office:value="78.11594202" calcext:value-type="float">
            <text:p>78.11594202</text:p>
          </table:table-cell>
          <table:table-cell office:value-type="float" office:value="81.604938" calcext:value-type="float">
            <text:p>81.604938</text:p>
          </table:table-cell>
          <table:table-cell office:value-type="float" office:value="93.5" calcext:value-type="float">
            <text:p>93.5</text:p>
          </table:table-cell>
          <table:table-cell office:value-type="float" office:value="33.82222222" calcext:value-type="float">
            <text:p>33.82222222</text:p>
          </table:table-cell>
          <table:table-cell office:value-type="float" office:value="59.5333333" calcext:value-type="float">
            <text:p>59.5333333</text:p>
          </table:table-cell>
          <table:table-cell office:value-type="float" office:value="100" calcext:value-type="float">
            <text:p>100</text:p>
          </table:table-cell>
          <table:table-cell office:value-type="float" office:value="21.62" calcext:value-type="float">
            <text:p>21.62</text:p>
          </table:table-cell>
          <table:table-cell office:value-type="float" office:value="41.84738955" calcext:value-type="float">
            <text:p>41.84738955</text:p>
          </table:table-cell>
          <table:table-cell office:value-type="float" office:value="97.698412698" calcext:value-type="float">
            <text:p>97.698412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92" calcext:value-type="float">
            <text:p>92</text:p>
          </table:table-cell>
          <table:table-cell office:value-type="float" office:value="93.333" calcext:value-type="float">
            <text:p>93.333</text:p>
          </table:table-cell>
          <table:table-cell office:value-type="float" office:value="100" calcext:value-type="float">
            <text:p>100</text:p>
          </table:table-cell>
          <table:table-cell office:value-type="float" office:value="81.333333" calcext:value-type="float">
            <text:p>81.333333</text:p>
          </table:table-cell>
          <table:table-cell office:value-type="float" office:value="93.5" calcext:value-type="float">
            <text:p>93.5</text:p>
          </table:table-cell>
          <table:table-cell office:value-type="float" office:value="98.5" calcext:value-type="float">
            <text:p>98.5</text:p>
          </table:table-cell>
          <table:table-cell office:value-type="float" office:value="73.33333" calcext:value-type="float">
            <text:p>73.33333</text:p>
          </table:table-cell>
          <table:table-cell office:value-type="float" office:value="75.89743589" calcext:value-type="float">
            <text:p>75.89743589</text:p>
          </table:table-cell>
          <table:table-cell office:value-type="float" office:value="98.333333" calcext:value-type="float">
            <text:p>98.333333</text:p>
          </table:table-cell>
          <table:table-cell office:value-type="float" office:value="39.16666" calcext:value-type="float">
            <text:p>39.16666</text:p>
          </table:table-cell>
          <table:table-cell office:value-type="float" office:value="64.611111" calcext:value-type="float">
            <text:p>64.611111</text:p>
          </table:table-cell>
          <table:table-cell office:value-type="float" office:value="100" calcext:value-type="float">
            <text:p>100</text:p>
          </table:table-cell>
          <table:table-cell office:value-type="float" office:value="21.19" calcext:value-type="float">
            <text:p>21.19</text:p>
          </table:table-cell>
          <table:table-cell office:value-type="float" office:value="40.7" calcext:value-type="float">
            <text:p>40.7</text:p>
          </table:table-cell>
          <table:table-cell office:value-type="float" office:value="97.728" calcext:value-type="float">
            <text:p>97.7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92" calcext:value-type="float">
            <text:p>92</text:p>
          </table:table-cell>
          <table:table-cell office:value-type="float" office:value="90.66666" calcext:value-type="float">
            <text:p>90.66666</text:p>
          </table:table-cell>
          <table:table-cell office:value-type="float" office:value="98.6666" calcext:value-type="float">
            <text:p>98.6666</text:p>
          </table:table-cell>
          <table:table-cell office:value-type="float" office:value="84" calcext:value-type="float">
            <text:p>84</text:p>
          </table:table-cell>
          <table:table-cell office:value-type="float" office:value="91.83333" calcext:value-type="float">
            <text:p>91.83333</text:p>
          </table:table-cell>
          <table:table-cell office:value-type="float" office:value="95.666666" calcext:value-type="float">
            <text:p>95.666666</text:p>
          </table:table-cell>
          <table:table-cell office:value-type="float" office:value="78.09523" calcext:value-type="float">
            <text:p>78.09523</text:p>
          </table:table-cell>
          <table:table-cell office:value-type="float" office:value="55.45454545" calcext:value-type="float">
            <text:p>55.45454545</text:p>
          </table:table-cell>
          <table:table-cell office:value-type="float" office:value="97.936507" calcext:value-type="float">
            <text:p>97.936507</text:p>
          </table:table-cell>
          <table:table-cell office:value-type="float" office:value="39.688888" calcext:value-type="float">
            <text:p>39.688888</text:p>
          </table:table-cell>
          <table:table-cell office:value-type="float" office:value="60.37777777" calcext:value-type="float">
            <text:p>60.37777777</text:p>
          </table:table-cell>
          <table:table-cell office:value-type="float" office:value="100" calcext:value-type="float">
            <text:p>100</text:p>
          </table:table-cell>
          <table:table-cell office:value-type="float" office:value="24.95564" calcext:value-type="float">
            <text:p>24.95564</text:p>
          </table:table-cell>
          <table:table-cell office:value-type="float" office:value="43.493975" calcext:value-type="float">
            <text:p>43.493975</text:p>
          </table:table-cell>
          <table:table-cell office:value-type="float" office:value="99.307086" calcext:value-type="float">
            <text:p>99.3070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84" calcext:value-type="float">
            <text:p>84</text:p>
          </table:table-cell>
          <table:table-cell office:value-type="float" office:value="90.666666" calcext:value-type="float">
            <text:p>90.666666</text:p>
          </table:table-cell>
          <table:table-cell office:value-type="float" office:value="98.6666" calcext:value-type="float">
            <text:p>98.6666</text:p>
          </table:table-cell>
          <table:table-cell office:value-type="float" office:value="87.3333" calcext:value-type="float">
            <text:p>87.3333</text:p>
          </table:table-cell>
          <table:table-cell office:value-type="float" office:value="94.6666666" calcext:value-type="float">
            <text:p>94.6666666</text:p>
          </table:table-cell>
          <table:table-cell office:value-type="float" office:value="97.833333" calcext:value-type="float">
            <text:p>97.833333</text:p>
          </table:table-cell>
          <table:table-cell office:value-type="float" office:value="59.5238" calcext:value-type="float">
            <text:p>59.5238</text:p>
          </table:table-cell>
          <table:table-cell office:value-type="float" office:value="56.190476" calcext:value-type="float">
            <text:p>56.190476</text:p>
          </table:table-cell>
          <table:table-cell office:value-type="float" office:value="86.66666" calcext:value-type="float">
            <text:p>86.66666</text:p>
          </table:table-cell>
          <table:table-cell office:value-type="float" office:value="35.6222222" calcext:value-type="float">
            <text:p>35.6222222</text:p>
          </table:table-cell>
          <table:table-cell office:value-type="float" office:value="62.304250559" calcext:value-type="float">
            <text:p>62.304250559</text:p>
          </table:table-cell>
          <table:table-cell office:value-type="float" office:value="100" calcext:value-type="float">
            <text:p>100</text:p>
          </table:table-cell>
          <table:table-cell office:value-type="float" office:value="21.48" calcext:value-type="float">
            <text:p>21.48</text:p>
          </table:table-cell>
          <table:table-cell office:value-type="float" office:value="43.58" calcext:value-type="float">
            <text:p>43.58</text:p>
          </table:table-cell>
          <table:table-cell office:value-type="float" office:value="98.08" calcext:value-type="float">
            <text:p>98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93.33333" calcext:value-type="float">
            <text:p>93.33333</text:p>
          </table:table-cell>
          <table:table-cell office:value-type="float" office:value="90.666666" calcext:value-type="float">
            <text:p>90.666666</text:p>
          </table:table-cell>
          <table:table-cell office:value-type="float" office:value="98.6666" calcext:value-type="float">
            <text:p>98.6666</text:p>
          </table:table-cell>
          <table:table-cell office:value-type="float" office:value="85" calcext:value-type="float">
            <text:p>85</text:p>
          </table:table-cell>
          <table:table-cell office:value-type="float" office:value="97.333333" calcext:value-type="float">
            <text:p>97.333333</text:p>
          </table:table-cell>
          <table:table-cell office:value-type="float" office:value="95.3333333" calcext:value-type="float">
            <text:p>95.3333333</text:p>
          </table:table-cell>
          <table:table-cell office:value-type="float" office:value="60" calcext:value-type="float">
            <text:p>60</text:p>
          </table:table-cell>
          <table:table-cell office:value-type="float" office:value="79.855072" calcext:value-type="float">
            <text:p>79.855072</text:p>
          </table:table-cell>
          <table:table-cell office:value-type="float" office:value="85.92592" calcext:value-type="float">
            <text:p>85.92592</text:p>
          </table:table-cell>
          <table:table-cell office:value-type="float" office:value="39.277777" calcext:value-type="float">
            <text:p>39.277777</text:p>
          </table:table-cell>
          <table:table-cell office:value-type="float" office:value="60.5704697" calcext:value-type="float">
            <text:p>60.5704697</text:p>
          </table:table-cell>
          <table:table-cell office:value-type="float" office:value="100" calcext:value-type="float">
            <text:p>100</text:p>
          </table:table-cell>
          <table:table-cell office:value-type="float" office:value="23.97188755" calcext:value-type="float">
            <text:p>23.97188755</text:p>
          </table:table-cell>
          <table:table-cell office:value-type="float" office:value="43.73493975" calcext:value-type="float">
            <text:p>43.7349397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85.3333" calcext:value-type="float">
            <text:p>85.3333</text:p>
          </table:table-cell>
          <table:table-cell office:value-type="float" office:value="85.333333" calcext:value-type="float">
            <text:p>85.333333</text:p>
          </table:table-cell>
          <table:table-cell office:value-type="float" office:value="96" calcext:value-type="float">
            <text:p>96</text:p>
          </table:table-cell>
          <table:table-cell office:value-type="float" office:value="79.83333" calcext:value-type="float">
            <text:p>79.83333</text:p>
          </table:table-cell>
          <table:table-cell office:value-type="float" office:value="90.5" calcext:value-type="float">
            <text:p>90.5</text:p>
          </table:table-cell>
          <table:table-cell office:value-type="float" office:value="98.5" calcext:value-type="float">
            <text:p>98.5</text:p>
          </table:table-cell>
          <table:table-cell office:value-type="float" office:value="66.9696" calcext:value-type="float">
            <text:p>66.9696</text:p>
          </table:table-cell>
          <table:table-cell office:value-type="float" office:value="74.8299" calcext:value-type="float">
            <text:p>74.8299</text:p>
          </table:table-cell>
          <table:table-cell office:value-type="float" office:value="94.6376811" calcext:value-type="float">
            <text:p>94.6376811</text:p>
          </table:table-cell>
          <table:table-cell office:value-type="float" office:value="38.322222" calcext:value-type="float">
            <text:p>38.322222</text:p>
          </table:table-cell>
          <table:table-cell office:value-type="float" office:value="63.4666666" calcext:value-type="float">
            <text:p>63.4666666</text:p>
          </table:table-cell>
          <table:table-cell office:value-type="float" office:value="99.98881" calcext:value-type="float">
            <text:p>99.98881</text:p>
          </table:table-cell>
          <table:table-cell office:value-type="float" office:value="21.87951807" calcext:value-type="float">
            <text:p>21.87951807</text:p>
          </table:table-cell>
          <table:table-cell office:value-type="float" office:value="41.78714859" calcext:value-type="float">
            <text:p>41.78714859</text:p>
          </table:table-cell>
          <table:table-cell office:value-type="float" office:value="97.977272727" calcext:value-type="float">
            <text:p>97.977272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97.3333" calcext:value-type="float">
            <text:p>97.3333</text:p>
          </table:table-cell>
          <table:table-cell office:value-type="float" office:value="82.66666" calcext:value-type="float">
            <text:p>82.66666</text:p>
          </table:table-cell>
          <table:table-cell office:value-type="float" office:value="98.666" calcext:value-type="float">
            <text:p>98.666</text:p>
          </table:table-cell>
          <table:table-cell office:value-type="float" office:value="88.66666" calcext:value-type="float">
            <text:p>88.66666</text:p>
          </table:table-cell>
          <table:table-cell office:value-type="float" office:value="89.166666" calcext:value-type="float">
            <text:p>89.166666</text:p>
          </table:table-cell>
          <table:table-cell office:value-type="float" office:value="97.6666666" calcext:value-type="float">
            <text:p>97.6666666</text:p>
          </table:table-cell>
          <table:table-cell office:value-type="float" office:value="86.66666" calcext:value-type="float">
            <text:p>86.66666</text:p>
          </table:table-cell>
          <table:table-cell office:value-type="float" office:value="42.85714" calcext:value-type="float">
            <text:p>42.85714</text:p>
          </table:table-cell>
          <table:table-cell office:value-type="float" office:value="89.36507" calcext:value-type="float">
            <text:p>89.36507</text:p>
          </table:table-cell>
          <table:table-cell office:value-type="float" office:value="37.6444444" calcext:value-type="float">
            <text:p>37.6444444</text:p>
          </table:table-cell>
          <table:table-cell office:value-type="float" office:value="58.71111111" calcext:value-type="float">
            <text:p>58.71111111</text:p>
          </table:table-cell>
          <table:table-cell office:value-type="float" office:value="99.988888" calcext:value-type="float">
            <text:p>99.988888</text:p>
          </table:table-cell>
          <table:table-cell office:value-type="float" office:value="53.3453815" calcext:value-type="float">
            <text:p>53.3453815</text:p>
          </table:table-cell>
          <table:table-cell office:value-type="float" office:value="42.936" calcext:value-type="float">
            <text:p>42.936</text:p>
          </table:table-cell>
          <table:table-cell office:value-type="float" office:value="98.512195" calcext:value-type="float">
            <text:p>98.512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92" calcext:value-type="float">
            <text:p>92</text:p>
          </table:table-cell>
          <table:table-cell office:value-type="float" office:value="90.6666" calcext:value-type="float">
            <text:p>90.6666</text:p>
          </table:table-cell>
          <table:table-cell office:value-type="float" office:value="97.33333" calcext:value-type="float">
            <text:p>97.33333</text:p>
          </table:table-cell>
          <table:table-cell office:value-type="float" office:value="86" calcext:value-type="float">
            <text:p>86</text:p>
          </table:table-cell>
          <table:table-cell office:value-type="float" office:value="89.5" calcext:value-type="float">
            <text:p>89.5</text:p>
          </table:table-cell>
          <table:table-cell office:value-type="float" office:value="96.166666" calcext:value-type="float">
            <text:p>96.166666</text:p>
          </table:table-cell>
          <table:table-cell office:value-type="float" office:value="65.4545" calcext:value-type="float">
            <text:p>65.4545</text:p>
          </table:table-cell>
          <table:table-cell office:value-type="float" office:value="68.5185185" calcext:value-type="float">
            <text:p>68.5185185</text:p>
          </table:table-cell>
          <table:table-cell office:value-type="float" office:value="100" calcext:value-type="float">
            <text:p>100</text:p>
          </table:table-cell>
          <table:table-cell office:value-type="float" office:value="32.7888888" calcext:value-type="float">
            <text:p>32.7888888</text:p>
          </table:table-cell>
          <table:table-cell office:value-type="float" office:value="60.5333333" calcext:value-type="float">
            <text:p>60.5333333</text:p>
          </table:table-cell>
          <table:table-cell office:value-type="float" office:value="99.97777" calcext:value-type="float">
            <text:p>99.97777</text:p>
          </table:table-cell>
          <table:table-cell office:value-type="float" office:value="22.83" calcext:value-type="float">
            <text:p>22.83</text:p>
          </table:table-cell>
          <table:table-cell office:value-type="float" office:value="41.76" calcext:value-type="float">
            <text:p>41.76</text:p>
          </table:table-cell>
          <table:table-cell office:value-type="float" office:value="98.8692307" calcext:value-type="float">
            <text:p>98.8692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92" calcext:value-type="float">
            <text:p>92</text:p>
          </table:table-cell>
          <table:table-cell office:value-type="float" office:value="90.66666" calcext:value-type="float">
            <text:p>90.66666</text:p>
          </table:table-cell>
          <table:table-cell office:value-type="float" office:value="94.66666" calcext:value-type="float">
            <text:p>94.66666</text:p>
          </table:table-cell>
          <table:table-cell office:value-type="float" office:value="87.5" calcext:value-type="float">
            <text:p>87.5</text:p>
          </table:table-cell>
          <table:table-cell office:value-type="float" office:value="93.166666" calcext:value-type="float">
            <text:p>93.166666</text:p>
          </table:table-cell>
          <table:table-cell office:value-type="float" office:value="98.3333333" calcext:value-type="float">
            <text:p>98.3333333</text:p>
          </table:table-cell>
          <table:table-cell office:value-type="float" office:value="64.8484" calcext:value-type="float">
            <text:p>64.8484</text:p>
          </table:table-cell>
          <table:table-cell office:value-type="float" office:value="46.66666" calcext:value-type="float">
            <text:p>46.66666</text:p>
          </table:table-cell>
          <table:table-cell office:value-type="float" office:value="50" calcext:value-type="float">
            <text:p>50</text:p>
          </table:table-cell>
          <table:table-cell office:value-type="float" office:value="35.144444" calcext:value-type="float">
            <text:p>35.144444</text:p>
          </table:table-cell>
          <table:table-cell office:value-type="float" office:value="60.570469" calcext:value-type="float">
            <text:p>60.570469</text:p>
          </table:table-cell>
          <table:table-cell office:value-type="float" office:value="100" calcext:value-type="float">
            <text:p>100</text:p>
          </table:table-cell>
          <table:table-cell office:value-type="float" office:value="21.38" calcext:value-type="float">
            <text:p>21.38</text:p>
          </table:table-cell>
          <table:table-cell office:value-type="float" office:value="41.628" calcext:value-type="float">
            <text:p>41.628</text:p>
          </table:table-cell>
          <table:table-cell office:value-type="float" office:value="99.99212" calcext:value-type="float">
            <text:p>99.99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2];[.B43];[.B44];[.B45];[.B46];[.B47];[.B48];[.B49];[.B50];[.B51])" office:value-type="float" office:value="90.799993" calcext:value-type="float">
            <text:p>90.799993</text:p>
          </table:table-cell>
          <table:table-cell table:formula="of:=AVERAGE([.C42];[.C43];[.C44];[.C45];[.C46];[.C47];[.C48];[.C49];[.C50];[.C51])" office:value-type="float" office:value="89.1999505" calcext:value-type="float">
            <text:p>89.1999505</text:p>
          </table:table-cell>
          <table:table-cell table:formula="of:=AVERAGE([.D42];[.D43];[.D44];[.D45];[.D46];[.D47];[.D48];[.D49];[.D50];[.D51])" office:value-type="float" office:value="98.1332456" calcext:value-type="float">
            <text:p>98.1332456</text:p>
          </table:table-cell>
          <table:table-cell table:formula="of:=AVERAGE([.E42];[.E43];[.E44];[.E45];[.E46];[.E47];[.E48];[.E49];[.E50];[.E51])" office:value-type="float" office:value="85.01665896" calcext:value-type="float">
            <text:p>85.01665896</text:p>
          </table:table-cell>
          <table:table-cell table:formula="of:=AVERAGE([.F42];[.F43];[.F44];[.F45];[.F46];[.F47];[.F48];[.F49];[.F50];[.F51])" office:value-type="float" office:value="92.94143616" calcext:value-type="float">
            <text:p>92.94143616</text:p>
          </table:table-cell>
          <table:table-cell table:formula="of:=AVERAGE([.G42];[.G43];[.G44];[.G45];[.G46];[.G47];[.G48];[.G49];[.G50];[.G51])" office:value-type="float" office:value="96.94999982" calcext:value-type="float">
            <text:p>96.94999982</text:p>
          </table:table-cell>
          <table:table-cell table:formula="of:=AVERAGE([.H42];[.H43];[.H44];[.H45];[.H46];[.H47];[.H48];[.H49];[.H50];[.H51])" office:value-type="float" office:value="71.367412802" calcext:value-type="float">
            <text:p>71.367412802</text:p>
          </table:table-cell>
          <table:table-cell table:formula="of:=AVERAGE([.I42];[.I43];[.I44];[.I45];[.I46];[.I47];[.I48];[.I49];[.I50];[.I51])" office:value-type="float" office:value="64.054134584" calcext:value-type="float">
            <text:p>64.054134584</text:p>
          </table:table-cell>
          <table:table-cell table:formula="of:=AVERAGE([.J42];[.J43];[.J44];[.J45];[.J46];[.J47];[.J48];[.J49];[.J50];[.J51])" office:value-type="float" office:value="88.658739332" calcext:value-type="float">
            <text:p>88.658739332</text:p>
          </table:table-cell>
          <table:table-cell table:formula="of:=AVERAGE([.K42];[.K43];[.K44];[.K45];[.K46];[.K47];[.K48];[.K49];[.K50];[.K51])" office:value-type="float" office:value="37.043331862" calcext:value-type="float">
            <text:p>37.043331862</text:p>
          </table:table-cell>
          <table:table-cell table:formula="of:=AVERAGE([.L42];[.L43];[.L44];[.L45];[.L46];[.L47];[.L48];[.L49];[.L50];[.L51])" office:value-type="float" office:value="61.1900744559" calcext:value-type="float">
            <text:p>61.1900744559</text:p>
          </table:table-cell>
          <table:table-cell table:formula="of:=AVERAGE([.M42];[.M43];[.M44];[.M45];[.M46];[.M47];[.M48];[.M49];[.M50];[.M51])" office:value-type="float" office:value="99.9955468" calcext:value-type="float">
            <text:p>99.9955468</text:p>
          </table:table-cell>
          <table:table-cell table:formula="of:=AVERAGE([.N42];[.N43];[.N44];[.N45];[.N46];[.N47];[.N48];[.N49];[.N50];[.N51])" office:value-type="float" office:value="27.752842712" calcext:value-type="float">
            <text:p>27.752842712</text:p>
          </table:table-cell>
          <table:table-cell table:formula="of:=AVERAGE([.O42];[.O43];[.O44];[.O45];[.O46];[.O47];[.O48];[.O49];[.O50];[.O51])" office:value-type="float" office:value="42.468745289" calcext:value-type="float">
            <text:p>42.468745289</text:p>
          </table:table-cell>
          <table:table-cell table:formula="of:=AVERAGE([.P42];[.P43];[.P44];[.P45];[.P46];[.P47];[.P48];[.P49];[.P50];[.P51])" office:value-type="float" office:value="98.6361167125" calcext:value-type="float">
            <text:p>98.6361167125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ache_size = 50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92" calcext:value-type="float">
            <text:p>92</text:p>
          </table:table-cell>
          <table:table-cell office:value-type="float" office:value="90.66666666" calcext:value-type="float">
            <text:p>90.66666666</text:p>
          </table:table-cell>
          <table:table-cell office:value-type="float" office:value="89.33333" calcext:value-type="float">
            <text:p>89.33333</text:p>
          </table:table-cell>
          <table:table-cell office:value-type="float" office:value="81.83333" calcext:value-type="float">
            <text:p>81.83333</text:p>
          </table:table-cell>
          <table:table-cell office:value-type="float" office:value="91.666666666" calcext:value-type="float">
            <text:p>91.666666666</text:p>
          </table:table-cell>
          <table:table-cell office:value-type="float" office:value="97.83333" calcext:value-type="float">
            <text:p>97.83333</text:p>
          </table:table-cell>
          <table:table-cell office:value-type="float" office:value="80.666" calcext:value-type="float">
            <text:p>80.666</text:p>
          </table:table-cell>
          <table:table-cell office:value-type="float" office:value="73.0303" calcext:value-type="float">
            <text:p>73.0303</text:p>
          </table:table-cell>
          <table:table-cell office:value-type="float" office:value="91.1494252" calcext:value-type="float">
            <text:p>91.1494252</text:p>
          </table:table-cell>
          <table:table-cell table:formula="of:=AVERAGE([.B65];[.C65];[.D65];[.E65];[.F65];[.G65];[.H65];[.I65];[.J65])" office:value-type="float" office:value="83.9671243037222" calcext:value-type="float">
            <text:p>83.9671243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97.3333" calcext:value-type="float">
            <text:p>97.3333</text:p>
          </table:table-cell>
          <table:table-cell office:value-type="float" office:value="90.66666" calcext:value-type="float">
            <text:p>90.66666</text:p>
          </table:table-cell>
          <table:table-cell office:value-type="float" office:value="100" calcext:value-type="float">
            <text:p>100</text:p>
          </table:table-cell>
          <table:table-cell office:value-type="float" office:value="89.66666" calcext:value-type="float">
            <text:p>89.66666</text:p>
          </table:table-cell>
          <table:table-cell office:value-type="float" office:value="93.5" calcext:value-type="float">
            <text:p>93.5</text:p>
          </table:table-cell>
          <table:table-cell office:value-type="float" office:value="97.833333" calcext:value-type="float">
            <text:p>97.833333</text:p>
          </table:table-cell>
          <table:table-cell office:value-type="float" office:value="52" calcext:value-type="float">
            <text:p>52</text:p>
          </table:table-cell>
          <table:table-cell office:value-type="float" office:value="77.89473" calcext:value-type="float">
            <text:p>77.89473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92" calcext:value-type="float">
            <text:p>92</text:p>
          </table:table-cell>
          <table:table-cell office:value-type="float" office:value="90.66666" calcext:value-type="float">
            <text:p>90.66666</text:p>
          </table:table-cell>
          <table:table-cell office:value-type="float" office:value="98.6666" calcext:value-type="float">
            <text:p>98.6666</text:p>
          </table:table-cell>
          <table:table-cell office:value-type="float" office:value="80.166" calcext:value-type="float">
            <text:p>80.166</text:p>
          </table:table-cell>
          <table:table-cell office:value-type="float" office:value="91.166" calcext:value-type="float">
            <text:p>91.166</text:p>
          </table:table-cell>
          <table:table-cell office:value-type="float" office:value="99" calcext:value-type="float">
            <text:p>99</text:p>
          </table:table-cell>
          <table:table-cell office:value-type="float" office:value="73.3333" calcext:value-type="float">
            <text:p>73.3333</text:p>
          </table:table-cell>
          <table:table-cell office:value-type="float" office:value="79.7916" calcext:value-type="float">
            <text:p>79.7916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89.33333333" calcext:value-type="float">
            <text:p>89.33333333</text:p>
          </table:table-cell>
          <table:table-cell office:value-type="float" office:value="93.333" calcext:value-type="float">
            <text:p>93.333</text:p>
          </table:table-cell>
          <table:table-cell office:value-type="float" office:value="86.66666" calcext:value-type="float">
            <text:p>86.66666</text:p>
          </table:table-cell>
          <table:table-cell office:value-type="float" office:value="87.6666" calcext:value-type="float">
            <text:p>87.6666</text:p>
          </table:table-cell>
          <table:table-cell office:value-type="float" office:value="90" calcext:value-type="float">
            <text:p>90</text:p>
          </table:table-cell>
          <table:table-cell office:value-type="float" office:value="96.666" calcext:value-type="float">
            <text:p>96.666</text:p>
          </table:table-cell>
          <table:table-cell office:value-type="float" office:value="74.5238" calcext:value-type="float">
            <text:p>74.5238</text:p>
          </table:table-cell>
          <table:table-cell office:value-type="float" office:value="53.3" calcext:value-type="float">
            <text:p>53.3</text:p>
          </table:table-cell>
          <table:table-cell office:value-type="float" office:value="80.303030303" calcext:value-type="float">
            <text:p>80.3030303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92" calcext:value-type="float">
            <text:p>92</text:p>
          </table:table-cell>
          <table:table-cell office:value-type="float" office:value="86.66666" calcext:value-type="float">
            <text:p>86.66666</text:p>
          </table:table-cell>
          <table:table-cell office:value-type="float" office:value="98.66" calcext:value-type="float">
            <text:p>98.66</text:p>
          </table:table-cell>
          <table:table-cell office:value-type="float" office:value="80.33333" calcext:value-type="float">
            <text:p>80.33333</text:p>
          </table:table-cell>
          <table:table-cell office:value-type="float" office:value="94" calcext:value-type="float">
            <text:p>94</text:p>
          </table:table-cell>
          <table:table-cell office:value-type="float" office:value="99.6666" calcext:value-type="float">
            <text:p>99.6666</text:p>
          </table:table-cell>
          <table:table-cell office:value-type="float" office:value="64.252" calcext:value-type="float">
            <text:p>64.252</text:p>
          </table:table-cell>
          <table:table-cell office:value-type="float" office:value="51.42857142" calcext:value-type="float">
            <text:p>51.42857142</text:p>
          </table:table-cell>
          <table:table-cell office:value-type="float" office:value="84.7619" calcext:value-type="float">
            <text:p>84.7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92" calcext:value-type="float">
            <text:p>92</text:p>
          </table:table-cell>
          <table:table-cell office:value-type="float" office:value="90.6666666" calcext:value-type="float">
            <text:p>90.6666666</text:p>
          </table:table-cell>
          <table:table-cell office:value-type="float" office:value="97.3333333" calcext:value-type="float">
            <text:p>97.3333333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69.166666" calcext:value-type="float">
            <text:p>69.166666</text:p>
          </table:table-cell>
          <table:table-cell office:value-type="float" office:value="76.666666" calcext:value-type="float">
            <text:p>76.666666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89.3333" calcext:value-type="float">
            <text:p>89.3333</text:p>
          </table:table-cell>
          <table:table-cell office:value-type="float" office:value="78.6666666" calcext:value-type="float">
            <text:p>78.6666666</text:p>
          </table:table-cell>
          <table:table-cell office:value-type="float" office:value="98.6666" calcext:value-type="float">
            <text:p>98.6666</text:p>
          </table:table-cell>
          <table:table-cell office:value-type="float" office:value="83" calcext:value-type="float">
            <text:p>83</text:p>
          </table:table-cell>
          <table:table-cell office:value-type="float" office:value="93.66666" calcext:value-type="float">
            <text:p>93.66666</text:p>
          </table:table-cell>
          <table:table-cell office:value-type="float" office:value="97" calcext:value-type="float">
            <text:p>97</text:p>
          </table:table-cell>
          <table:table-cell office:value-type="float" office:value="59.04761" calcext:value-type="float">
            <text:p>59.04761</text:p>
          </table:table-cell>
          <table:table-cell office:value-type="float" office:value="29.16666" calcext:value-type="float">
            <text:p>29.16666</text:p>
          </table:table-cell>
          <table:table-cell office:value-type="float" office:value="81.666" calcext:value-type="float">
            <text:p>81.6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97.333333" calcext:value-type="float">
            <text:p>97.333333</text:p>
          </table:table-cell>
          <table:table-cell office:value-type="float" office:value="90.66666666" calcext:value-type="float">
            <text:p>90.66666666</text:p>
          </table:table-cell>
          <table:table-cell office:value-type="float" office:value="96" calcext:value-type="float">
            <text:p>96</text:p>
          </table:table-cell>
          <table:table-cell office:value-type="float" office:value="79.33" calcext:value-type="float">
            <text:p>79.33</text:p>
          </table:table-cell>
          <table:table-cell office:value-type="float" office:value="90.3333" calcext:value-type="float">
            <text:p>90.3333</text:p>
          </table:table-cell>
          <table:table-cell office:value-type="float" office:value="97.83333" calcext:value-type="float">
            <text:p>97.83333</text:p>
          </table:table-cell>
          <table:table-cell office:value-type="float" office:value="61.42857" calcext:value-type="float">
            <text:p>61.42857</text:p>
          </table:table-cell>
          <table:table-cell office:value-type="float" office:value="75.33333" calcext:value-type="float">
            <text:p>75.33333</text:p>
          </table:table-cell>
          <table:table-cell office:value-type="float" office:value="63.333333" calcext:value-type="float">
            <text:p>63.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97.333333" calcext:value-type="float">
            <text:p>97.333333</text:p>
          </table:table-cell>
          <table:table-cell office:value-type="float" office:value="89.33333333" calcext:value-type="float">
            <text:p>89.33333333</text:p>
          </table:table-cell>
          <table:table-cell office:value-type="float" office:value="97.333333" calcext:value-type="float">
            <text:p>97.333333</text:p>
          </table:table-cell>
          <table:table-cell office:value-type="float" office:value="83.5" calcext:value-type="float">
            <text:p>83.5</text:p>
          </table:table-cell>
          <table:table-cell office:value-type="float" office:value="94.333333" calcext:value-type="float">
            <text:p>94.333333</text:p>
          </table:table-cell>
          <table:table-cell office:value-type="float" office:value="96.333" calcext:value-type="float">
            <text:p>96.333</text:p>
          </table:table-cell>
          <table:table-cell office:value-type="float" office:value="63.809" calcext:value-type="float">
            <text:p>63.809</text:p>
          </table:table-cell>
          <table:table-cell office:value-type="float" office:value="83.245614" calcext:value-type="float">
            <text:p>83.245614</text:p>
          </table:table-cell>
          <table:table-cell office:value-type="float" office:value="80.90909" calcext:value-type="float">
            <text:p>80.909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88" calcext:value-type="float">
            <text:p>88</text:p>
          </table:table-cell>
          <table:table-cell office:value-type="float" office:value="90.666666666" calcext:value-type="float">
            <text:p>90.666666666</text:p>
          </table:table-cell>
          <table:table-cell office:value-type="float" office:value="98.6666666" calcext:value-type="float">
            <text:p>98.6666666</text:p>
          </table:table-cell>
          <table:table-cell office:value-type="float" office:value="85.3333" calcext:value-type="float">
            <text:p>85.3333</text:p>
          </table:table-cell>
          <table:table-cell office:value-type="float" office:value="91.83333" calcext:value-type="float">
            <text:p>91.83333</text:p>
          </table:table-cell>
          <table:table-cell office:value-type="float" office:value="99" calcext:value-type="float">
            <text:p>99</text:p>
          </table:table-cell>
          <table:table-cell office:value-type="float" office:value="66.363" calcext:value-type="float">
            <text:p>66.363</text:p>
          </table:table-cell>
          <table:table-cell office:value-type="float" office:value="83.65079" calcext:value-type="float">
            <text:p>83.65079</text:p>
          </table:table-cell>
          <table:table-cell office:value-type="float" office:value="58.33333" calcext:value-type="float">
            <text:p>58.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5];[.B56];[.B57];[.B58];[.B59];[.B60];[.B61];[.B62];[.B63];[.B64])" office:value-type="float" office:value="92.666659933" calcext:value-type="float">
            <text:p>92.666659933</text:p>
          </table:table-cell>
          <table:table-cell table:formula="of:=AVERAGE([.C55];[.C56];[.C57];[.C58];[.C59];[.C60];[.C61];[.C62];[.C63];[.C64])" office:value-type="float" office:value="89.1999646516" calcext:value-type="float">
            <text:p>89.1999646516</text:p>
          </table:table-cell>
          <table:table-cell table:formula="of:=AVERAGE([.D55];[.D56];[.D57];[.D58];[.D59];[.D60];[.D61];[.D62];[.D63];[.D64])" office:value-type="float" office:value="96.13265229" calcext:value-type="float">
            <text:p>96.13265229</text:p>
          </table:table-cell>
          <table:table-cell table:formula="of:=AVERAGE([.E55];[.E56];[.E57];[.E58];[.E59];[.E60];[.E61];[.E62];[.E63];[.E64])" office:value-type="float" office:value="83.682922" calcext:value-type="float">
            <text:p>83.682922</text:p>
          </table:table-cell>
          <table:table-cell table:formula="of:=AVERAGE([.F55];[.F56];[.F57];[.F58];[.F59];[.F60];[.F61];[.F62];[.F63];[.F64])" office:value-type="float" office:value="92.4499289666" calcext:value-type="float">
            <text:p>92.4499289666</text:p>
          </table:table-cell>
          <table:table-cell table:formula="of:=AVERAGE([.G55];[.G56];[.G57];[.G58];[.G59];[.G60];[.G61];[.G62];[.G63];[.G64])" office:value-type="float" office:value="97.7165593" calcext:value-type="float">
            <text:p>97.7165593</text:p>
          </table:table-cell>
          <table:table-cell table:formula="of:=AVERAGE([.H55];[.H56];[.H57];[.H58];[.H59];[.H60];[.H61];[.H62];[.H63];[.H64])" office:value-type="float" office:value="66.4589946" calcext:value-type="float">
            <text:p>66.4589946</text:p>
          </table:table-cell>
          <table:table-cell table:formula="of:=AVERAGE([.I55];[.I56];[.I57];[.I58];[.I59];[.I60];[.I61];[.I62];[.I63];[.I64])" office:value-type="float" office:value="68.350826142" calcext:value-type="float">
            <text:p>68.350826142</text:p>
          </table:table-cell>
          <table:table-cell table:formula="of:=AVERAGE([.J55];[.J56];[.J57];[.J58];[.J59];[.J60];[.J61];[.J62];[.J63];[.J64])" office:value-type="float" office:value="69.0456108503" calcext:value-type="float">
            <text:p>69.0456108503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1_sender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t_iter</text:p>
          </table:table-cell>
          <table:table-cell table:number-columns-repeated="10" office:value-type="float" office:value="100" calcext:value-type="float">
            <text:p>100</text:p>
          </table:table-cell>
          <table:table-cell office:value-type="float" office:value="98.66666" calcext:value-type="float">
            <text:p>98.66666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d_iter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7.333333" calcext:value-type="float">
            <text:p>97.333333</text:p>
          </table:table-cell>
          <table:table-cell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2.666666" calcext:value-type="float">
            <text:p>82.666666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92.8" calcext:value-type="float">
            <text:p>92.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62.66666" calcext:value-type="float">
            <text:p>62.66666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.6666" calcext:value-type="float">
            <text:p>80.6666</text:p>
          </table:table-cell>
          <table:table-cell office:value-type="float" office:value="100" calcext:value-type="float">
            <text:p>100</text:p>
          </table:table-cell>
          <table:table-cell office:value-type="float" office:value="66.66666" calcext:value-type="float">
            <text:p>66.66666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.6666666" calcext:value-type="float">
            <text:p>80.6666666</text:p>
          </table:table-cell>
          <table:table-cell table:number-columns-repeated="8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91.4" calcext:value-type="float">
            <text:p>91.4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9];[.B70];[.B71];[.B72];[.B73];[.B74];[.B75];[.B76];[.B77];[.B78])" office:value-type="float" office:value="100" calcext:value-type="float">
            <text:p>100</text:p>
          </table:table-cell>
          <table:table-cell table:formula="of:=AVERAGE([.C69];[.C70];[.C71];[.C72];[.C73];[.C74];[.C75];[.C76];[.C77];[.C78])" office:value-type="float" office:value="100" calcext:value-type="float">
            <text:p>100</text:p>
          </table:table-cell>
          <table:table-cell table:formula="of:=AVERAGE([.D69];[.D70];[.D71];[.D72];[.D73];[.D74];[.D75];[.D76];[.D77];[.D78])" office:value-type="float" office:value="100" calcext:value-type="float">
            <text:p>100</text:p>
          </table:table-cell>
          <table:table-cell table:formula="of:=AVERAGE([.E69];[.E70];[.E71];[.E72];[.E73];[.E74];[.E75];[.E76];[.E77];[.E78])" office:value-type="float" office:value="100" calcext:value-type="float">
            <text:p>100</text:p>
          </table:table-cell>
          <table:table-cell table:formula="of:=AVERAGE([.F69];[.F70];[.F71];[.F72];[.F73];[.F74];[.F75];[.F76];[.F77];[.F78])" office:value-type="float" office:value="100" calcext:value-type="float">
            <text:p>100</text:p>
          </table:table-cell>
          <table:table-cell table:formula="of:=AVERAGE([.G69];[.G70];[.G71];[.G72];[.G73];[.G74];[.G75];[.G76];[.G77];[.G78])" office:value-type="float" office:value="100" calcext:value-type="float">
            <text:p>100</text:p>
          </table:table-cell>
          <table:table-cell table:formula="of:=AVERAGE([.H69];[.H70];[.H71];[.H72];[.H73];[.H74];[.H75];[.H76];[.H77];[.H78])" office:value-type="float" office:value="93.39999326" calcext:value-type="float">
            <text:p>93.39999326</text:p>
          </table:table-cell>
          <table:table-cell table:formula="of:=AVERAGE([.I69];[.I70];[.I71];[.I72];[.I73];[.I74];[.I75];[.I76];[.I77];[.I78])" office:value-type="float" office:value="87.466666" calcext:value-type="float">
            <text:p>87.466666</text:p>
          </table:table-cell>
          <table:table-cell table:formula="of:=AVERAGE([.J69];[.J70];[.J71];[.J72];[.J73];[.J74];[.J75];[.J76];[.J77];[.J78])" office:value-type="float" office:value="92.666666" calcext:value-type="float">
            <text:p>92.666666</text:p>
          </table:table-cell>
          <table:table-cell table:formula="of:=AVERAGE([.K69];[.K70];[.K71];[.K72];[.K73];[.K74];[.K75];[.K76];[.K77];[.K78])" office:value-type="float" office:value="100" calcext:value-type="float">
            <text:p>100</text:p>
          </table:table-cell>
          <table:table-cell table:formula="of:=AVERAGE([.L69];[.L70];[.L71];[.L72];[.L73];[.L74];[.L75];[.L76];[.L77];[.L78])" office:value-type="float" office:value="99.1999993" calcext:value-type="float">
            <text:p>99.1999993</text:p>
          </table:table-cell>
          <table:table-cell table:formula="of:=AVERAGE([.M69];[.M70];[.M71];[.M72];[.M73];[.M74];[.M75];[.M76];[.M77];[.M78])" office:value-type="float" office:value="100" calcext:value-type="float">
            <text:p>100</text:p>
          </table:table-cell>
          <table:table-cell table:formula="of:=AVERAGE([.N69];[.N70];[.N71];[.N72];[.N73];[.N74];[.N75];[.N76];[.N77];[.N78])" office:value-type="float" office:value="99.64" calcext:value-type="float">
            <text:p>99.64</text:p>
          </table:table-cell>
          <table:table-cell table:formula="of:=AVERAGE([.O69];[.O70];[.O71];[.O72];[.O73];[.O74];[.O75];[.O76];[.O77];[.O78])" office:value-type="float" office:value="97.52" calcext:value-type="float">
            <text:p>97.52</text:p>
          </table:table-cell>
          <table:table-cell table:formula="of:=AVERAGE([.P69];[.P70];[.P71];[.P72];[.P73];[.P74];[.P75];[.P76];[.P77];[.P78]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2_senders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5.333333" calcext:value-type="float">
            <text:p>85.333333</text:p>
          </table:table-cell>
          <table:table-cell office:value-type="float" office:value="84.6666666" calcext:value-type="float">
            <text:p>84.6666666</text:p>
          </table:table-cell>
          <table:table-cell office:value-type="float" office:value="99.3333333" calcext:value-type="float">
            <text:p>99.3333333</text:p>
          </table:table-cell>
          <table:table-cell office:value-type="float" office:value="48.88888" calcext:value-type="float">
            <text:p>48.88888</text:p>
          </table:table-cell>
          <table:table-cell office:value-type="float" office:value="75" calcext:value-type="float">
            <text:p>75</text:p>
          </table:table-cell>
          <table:table-cell office:value-type="float" office:value="95.9259259" calcext:value-type="float">
            <text:p>95.9259259</text:p>
          </table:table-cell>
          <table:table-cell office:value-type="float" office:value="81.666666" calcext:value-type="float">
            <text:p>81.666666</text:p>
          </table:table-cell>
          <table:table-cell office:value-type="float" office:value="80.833333" calcext:value-type="float">
            <text:p>80.833333</text:p>
          </table:table-cell>
          <table:table-cell office:value-type="float" office:value="99" calcext:value-type="float">
            <text:p>99</text:p>
          </table:table-cell>
          <table:table-cell office:value-type="float" office:value="80.3" calcext:value-type="float">
            <text:p>80.3</text:p>
          </table:table-cell>
          <table:table-cell office:value-type="float" office:value="76.7" calcext:value-type="float">
            <text:p>76.7</text:p>
          </table:table-cell>
          <table:table-cell office:value-type="float" office:value="95.4" calcext:value-type="float">
            <text:p>9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84.6666666" calcext:value-type="float">
            <text:p>84.6666666</text:p>
          </table:table-cell>
          <table:table-cell office:value-type="float" office:value="85.33333" calcext:value-type="float">
            <text:p>85.33333</text:p>
          </table:table-cell>
          <table:table-cell office:value-type="float" office:value="82.666666" calcext:value-type="float">
            <text:p>82.666666</text:p>
          </table:table-cell>
          <table:table-cell office:value-type="float" office:value="65.18518518" calcext:value-type="float">
            <text:p>65.18518518</text:p>
          </table:table-cell>
          <table:table-cell office:value-type="float" office:value="99.3333333" calcext:value-type="float">
            <text:p>99.3333333</text:p>
          </table:table-cell>
          <table:table-cell office:value-type="float" office:value="81.666666" calcext:value-type="float">
            <text:p>81.666666</text:p>
          </table:table-cell>
          <table:table-cell office:value-type="float" office:value="81.1666666" calcext:value-type="float">
            <text:p>81.1666666</text:p>
          </table:table-cell>
          <table:table-cell office:value-type="float" office:value="88.6666666" calcext:value-type="float">
            <text:p>88.6666666</text:p>
          </table:table-cell>
          <table:table-cell office:value-type="float" office:value="80.5" calcext:value-type="float">
            <text:p>80.5</text:p>
          </table:table-cell>
          <table:table-cell office:value-type="float" office:value="76.7" calcext:value-type="float">
            <text:p>76.7</text:p>
          </table:table-cell>
          <table:table-cell office:value-type="float" office:value="96.8" calcext:value-type="float">
            <text:p>9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88.666666" calcext:value-type="float">
            <text:p>88.666666</text:p>
          </table:table-cell>
          <table:table-cell office:value-type="float" office:value="84.6666666" calcext:value-type="float">
            <text:p>84.6666666</text:p>
          </table:table-cell>
          <table:table-cell office:value-type="float" office:value="93.3333333" calcext:value-type="float">
            <text:p>93.3333333</text:p>
          </table:table-cell>
          <table:table-cell office:value-type="float" office:value="83.6666666" calcext:value-type="float">
            <text:p>83.6666666</text:p>
          </table:table-cell>
          <table:table-cell office:value-type="float" office:value="72.59259259" calcext:value-type="float">
            <text:p>72.59259259</text:p>
          </table:table-cell>
          <table:table-cell office:value-type="float" office:value="75" calcext:value-type="float">
            <text:p>75</text:p>
          </table:table-cell>
          <table:table-cell office:value-type="float" office:value="82.6666666" calcext:value-type="float">
            <text:p>82.6666666</text:p>
          </table:table-cell>
          <table:table-cell office:value-type="float" office:value="81.1666666" calcext:value-type="float">
            <text:p>81.1666666</text:p>
          </table:table-cell>
          <table:table-cell office:value-type="float" office:value="98.66666" calcext:value-type="float">
            <text:p>98.66666</text:p>
          </table:table-cell>
          <table:table-cell office:value-type="float" office:value="80.3" calcext:value-type="float">
            <text:p>80.3</text:p>
          </table:table-cell>
          <table:table-cell office:value-type="float" office:value="80.6" calcext:value-type="float">
            <text:p>80.6</text:p>
          </table:table-cell>
          <table:table-cell office:value-type="float" office:value="94.8" calcext:value-type="float">
            <text:p>9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86.666666" calcext:value-type="float">
            <text:p>86.666666</text:p>
          </table:table-cell>
          <table:table-cell office:value-type="float" office:value="84.6666666" calcext:value-type="float">
            <text:p>84.6666666</text:p>
          </table:table-cell>
          <table:table-cell office:value-type="float" office:value="96.666666" calcext:value-type="float">
            <text:p>96.666666</text:p>
          </table:table-cell>
          <table:table-cell office:value-type="float" office:value="65.2380952" calcext:value-type="float">
            <text:p>65.2380952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81.66666" calcext:value-type="float">
            <text:p>81.66666</text:p>
          </table:table-cell>
          <table:table-cell office:value-type="float" office:value="80.3333333" calcext:value-type="float">
            <text:p>80.3333333</text:p>
          </table:table-cell>
          <table:table-cell office:value-type="float" office:value="95.66666666" calcext:value-type="float">
            <text:p>95.66666666</text:p>
          </table:table-cell>
          <table:table-cell office:value-type="float" office:value="81.2" calcext:value-type="float">
            <text:p>81.2</text:p>
          </table:table-cell>
          <table:table-cell office:value-type="float" office:value="80.6" calcext:value-type="float">
            <text:p>80.6</text:p>
          </table:table-cell>
          <table:table-cell office:value-type="float" office:value="96.4" calcext:value-type="float">
            <text:p>96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62.3809523" calcext:value-type="float">
            <text:p>62.3809523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81.5" calcext:value-type="float">
            <text:p>81.5</text:p>
          </table:table-cell>
          <table:table-cell office:value-type="float" office:value="81.166666" calcext:value-type="float">
            <text:p>81.166666</text:p>
          </table:table-cell>
          <table:table-cell office:value-type="float" office:value="98.333333" calcext:value-type="float">
            <text:p>98.333333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85.3333333" calcext:value-type="float">
            <text:p>85.3333333</text:p>
          </table:table-cell>
          <table:table-cell office:value-type="float" office:value="86" calcext:value-type="float">
            <text:p>86</text:p>
          </table:table-cell>
          <table:table-cell office:value-type="float" office:value="97.333333" calcext:value-type="float">
            <text:p>97.333333</text:p>
          </table:table-cell>
          <table:table-cell office:value-type="float" office:value="83.3333333" calcext:value-type="float">
            <text:p>83.3333333</text:p>
          </table:table-cell>
          <table:table-cell office:value-type="float" office:value="83.6666" calcext:value-type="float">
            <text:p>83.6666</text:p>
          </table:table-cell>
          <table:table-cell office:value-type="float" office:value="75" calcext:value-type="float">
            <text:p>75</text:p>
          </table:table-cell>
          <table:table-cell office:value-type="float" office:value="82.6666666" calcext:value-type="float">
            <text:p>82.6666666</text:p>
          </table:table-cell>
          <table:table-cell office:value-type="float" office:value="81.33333333" calcext:value-type="float">
            <text:p>81.33333333</text:p>
          </table:table-cell>
          <table:table-cell office:value-type="float" office:value="98.333333" calcext:value-type="float">
            <text:p>98.333333</text:p>
          </table:table-cell>
          <table:table-cell office:value-type="float" office:value="81" calcext:value-type="float">
            <text:p>81</text:p>
          </table:table-cell>
          <table:table-cell office:value-type="float" office:value="76.8" calcext:value-type="float">
            <text:p>76.8</text:p>
          </table:table-cell>
          <table:table-cell office:value-type="float" office:value="97.2" calcext:value-type="float">
            <text:p>97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82.66666666" calcext:value-type="float">
            <text:p>82.66666666</text:p>
          </table:table-cell>
          <table:table-cell office:value-type="float" office:value="82.33333" calcext:value-type="float">
            <text:p>82.33333</text:p>
          </table:table-cell>
          <table:table-cell office:value-type="float" office:value="94.444444" calcext:value-type="float">
            <text:p>94.444444</text:p>
          </table:table-cell>
          <table:table-cell office:value-type="float" office:value="81.666666" calcext:value-type="float">
            <text:p>81.666666</text:p>
          </table:table-cell>
          <table:table-cell office:value-type="float" office:value="81.5" calcext:value-type="float">
            <text:p>81.5</text:p>
          </table:table-cell>
          <table:table-cell office:value-type="float" office:value="97.666666" calcext:value-type="float">
            <text:p>97.666666</text:p>
          </table:table-cell>
          <table:table-cell table:number-columns-repeated="2" office:value-type="float" office:value="80.8" calcext:value-type="float">
            <text:p>80.8</text:p>
          </table:table-cell>
          <table:table-cell office:value-type="float" office:value="99.6" calcext:value-type="float">
            <text:p>99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0.666666" calcext:value-type="float">
            <text:p>90.666666</text:p>
          </table:table-cell>
          <table:table-cell office:value-type="float" office:value="86.666666" calcext:value-type="float">
            <text:p>86.666666</text:p>
          </table:table-cell>
          <table:table-cell office:value-type="float" office:value="98.6666666" calcext:value-type="float">
            <text:p>98.6666666</text:p>
          </table:table-cell>
          <table:table-cell office:value-type="float" office:value="71.8518518" calcext:value-type="float">
            <text:p>71.8518518</text:p>
          </table:table-cell>
          <table:table-cell office:value-type="float" office:value="58.095238" calcext:value-type="float">
            <text:p>58.095238</text:p>
          </table:table-cell>
          <table:table-cell office:value-type="float" office:value="74.16666" calcext:value-type="float">
            <text:p>74.16666</text:p>
          </table:table-cell>
          <table:table-cell office:value-type="float" office:value="81.3333333" calcext:value-type="float">
            <text:p>81.3333333</text:p>
          </table:table-cell>
          <table:table-cell office:value-type="float" office:value="80.1666666" calcext:value-type="float">
            <text:p>80.1666666</text:p>
          </table:table-cell>
          <table:table-cell office:value-type="float" office:value="97" calcext:value-type="float">
            <text:p>97</text:p>
          </table:table-cell>
          <table:table-cell office:value-type="float" office:value="81.4" calcext:value-type="float">
            <text:p>81.4</text:p>
          </table:table-cell>
          <table:table-cell office:value-type="float" office:value="76.5" calcext:value-type="float">
            <text:p>76.5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0.66666666" calcext:value-type="float">
            <text:p>90.66666666</text:p>
          </table:table-cell>
          <table:table-cell office:value-type="float" office:value="84.6666666" calcext:value-type="float">
            <text:p>84.6666666</text:p>
          </table:table-cell>
          <table:table-cell office:value-type="float" office:value="97.3333333" calcext:value-type="float">
            <text:p>97.3333333</text:p>
          </table:table-cell>
          <table:table-cell office:value-type="float" office:value="63.33333" calcext:value-type="float">
            <text:p>63.33333</text:p>
          </table:table-cell>
          <table:table-cell office:value-type="float" office:value="80.666666" calcext:value-type="float">
            <text:p>80.666666</text:p>
          </table:table-cell>
          <table:table-cell office:value-type="float" office:value="99.33333333" calcext:value-type="float">
            <text:p>99.3333333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81.1" calcext:value-type="float">
            <text:p>81.1</text:p>
          </table:table-cell>
          <table:table-cell office:value-type="float" office:value="76.4" calcext:value-type="float">
            <text:p>76.4</text:p>
          </table:table-cell>
          <table:table-cell office:value-type="float" office:value="98.8" calcext:value-type="float">
            <text:p>98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85.333333" calcext:value-type="float">
            <text:p>85.333333</text:p>
          </table:table-cell>
          <table:table-cell office:value-type="float" office:value="87.3333333" calcext:value-type="float">
            <text:p>87.3333333</text:p>
          </table:table-cell>
          <table:table-cell office:value-type="float" office:value="86.666666" calcext:value-type="float">
            <text:p>86.666666</text:p>
          </table:table-cell>
          <table:table-cell office:value-type="float" office:value="34.1666666" calcext:value-type="float">
            <text:p>34.1666666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99.166" calcext:value-type="float">
            <text:p>99.166</text:p>
          </table:table-cell>
          <table:table-cell office:value-type="float" office:value="80.7" calcext:value-type="float">
            <text:p>80.7</text:p>
          </table:table-cell>
          <table:table-cell office:value-type="float" office:value="76.6" calcext:value-type="float">
            <text:p>76.6</text:p>
          </table:table-cell>
          <table:table-cell office:value-type="float" office:value="99.1" calcext:value-type="float">
            <text:p>99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82];[.B83];[.B84];[.B85];[.B86];[.B87];[.B88];[.B89];[.B90];[.B91])" office:value-type="float" office:value="97.8" calcext:value-type="float">
            <text:p>97.8</text:p>
          </table:table-cell>
          <table:table-cell table:formula="of:=AVERAGE([.C82];[.C83];[.C84];[.C85];[.C86];[.C87];[.C88];[.C89];[.C90];[.C91])" office:value-type="float" office:value="91.6" calcext:value-type="float">
            <text:p>91.6</text:p>
          </table:table-cell>
          <table:table-cell table:formula="of:=AVERAGE([.D82];[.D83];[.D84];[.D85];[.D86];[.D87];[.D88];[.D89];[.D90];[.D91])" office:value-type="float" office:value="97.6" calcext:value-type="float">
            <text:p>97.6</text:p>
          </table:table-cell>
          <table:table-cell table:formula="of:=AVERAGE([.E82];[.E83];[.E84];[.E85];[.E86];[.E87];[.E88];[.E89];[.E90];[.E91])" office:value-type="float" office:value="87.866666396" calcext:value-type="float">
            <text:p>87.866666396</text:p>
          </table:table-cell>
          <table:table-cell table:formula="of:=AVERAGE([.F82];[.F83];[.F84];[.F85];[.F86];[.F87];[.F88];[.F89];[.F90];[.F91])" office:value-type="float" office:value="85.3333332" calcext:value-type="float">
            <text:p>85.3333332</text:p>
          </table:table-cell>
          <table:table-cell table:formula="of:=AVERAGE([.G82];[.G83];[.G84];[.G85];[.G86];[.G87];[.G88];[.G89];[.G90];[.G91])" office:value-type="float" office:value="94.33333288" calcext:value-type="float">
            <text:p>94.33333288</text:p>
          </table:table-cell>
          <table:table-cell table:formula="of:=AVERAGE([.H82];[.H83];[.H84];[.H85];[.H86];[.H87];[.H88];[.H89];[.H90];[.H91])" office:value-type="float" office:value="73.069310786" calcext:value-type="float">
            <text:p>73.069310786</text:p>
          </table:table-cell>
          <table:table-cell table:formula="of:=AVERAGE([.I82];[.I83];[.I84];[.I85];[.I86];[.I87];[.I88];[.I89];[.I90];[.I91])" office:value-type="float" office:value="71.570627837" calcext:value-type="float">
            <text:p>71.570627837</text:p>
          </table:table-cell>
          <table:table-cell table:formula="of:=AVERAGE([.J82];[.J83];[.J84];[.J85];[.J86];[.J87];[.J88];[.J89];[.J90];[.J91])" office:value-type="float" office:value="83.820369653" calcext:value-type="float">
            <text:p>83.820369653</text:p>
          </table:table-cell>
          <table:table-cell table:formula="of:=AVERAGE([.K82];[.K83];[.K84];[.K85];[.K86];[.K87];[.K88];[.K89];[.K90];[.K91])" office:value-type="float" office:value="81.88333245" calcext:value-type="float">
            <text:p>81.88333245</text:p>
          </table:table-cell>
          <table:table-cell table:formula="of:=AVERAGE([.L82];[.L83];[.L84];[.L85];[.L86];[.L87];[.L88];[.L89];[.L90];[.L91])" office:value-type="float" office:value="80.966666543" calcext:value-type="float">
            <text:p>80.966666543</text:p>
          </table:table-cell>
          <table:table-cell table:formula="of:=AVERAGE([.M82];[.M83];[.M84];[.M85];[.M86];[.M87];[.M88];[.M89];[.M90];[.M91])" office:value-type="float" office:value="97.049932526" calcext:value-type="float">
            <text:p>97.049932526</text:p>
          </table:table-cell>
          <table:table-cell table:formula="of:=AVERAGE([.N82];[.N83];[.N84];[.N85];[.N86];[.N87];[.N88];[.N89];[.N90];[.N91])" office:value-type="float" office:value="80.83" calcext:value-type="float">
            <text:p>80.83</text:p>
          </table:table-cell>
          <table:table-cell table:formula="of:=AVERAGE([.O82];[.O83];[.O84];[.O85];[.O86];[.O87];[.O88];[.O89];[.O90];[.O91])" office:value-type="float" office:value="77.77" calcext:value-type="float">
            <text:p>77.77</text:p>
          </table:table-cell>
          <table:table-cell table:formula="of:=AVERAGE([.P82];[.P83];[.P84];[.P85];[.P86];[.P87];[.P88];[.P89];[.P90];[.P91])" office:value-type="float" office:value="97.01" calcext:value-type="float">
            <text:p>97.01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half_senders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t_iter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90.6666666" calcext:value-type="float">
            <text:p>90.6666666</text:p>
          </table:table-cell>
          <table:table-cell office:value-type="float" office:value="100" calcext:value-type="float">
            <text:p>100</text:p>
          </table:table-cell>
          <table:table-cell office:value-type="float" office:value="89.33333" calcext:value-type="float">
            <text:p>89.33333</text:p>
          </table:table-cell>
          <table:table-cell office:value-type="float" office:value="91.6666" calcext:value-type="float">
            <text:p>91.6666</text:p>
          </table:table-cell>
          <table:table-cell office:value-type="float" office:value="100" calcext:value-type="float">
            <text:p>100</text:p>
          </table:table-cell>
          <table:table-cell office:value-type="float" office:value="76.666" calcext:value-type="float">
            <text:p>76.666</text:p>
          </table:table-cell>
          <table:table-cell office:value-type="float" office:value="63.63" calcext:value-type="float">
            <text:p>63.63</text:p>
          </table:table-cell>
          <table:table-cell office:value-type="float" office:value="100" calcext:value-type="float">
            <text:p>100</text:p>
          </table:table-cell>
          <table:table-cell office:value-type="float" office:value="55.51801" calcext:value-type="float">
            <text:p>55.51801</text:p>
          </table:table-cell>
          <table:table-cell office:value-type="float" office:value="58.624161" calcext:value-type="float">
            <text:p>58.624161</text:p>
          </table:table-cell>
          <table:table-cell office:value-type="float" office:value="97.38292" calcext:value-type="float">
            <text:p>97.38292</text:p>
          </table:table-cell>
          <table:table-cell office:value-type="float" office:value="42.764705" calcext:value-type="float">
            <text:p>42.764705</text:p>
          </table:table-cell>
          <table:table-cell office:value-type="float" office:value="37.32" calcext:value-type="float">
            <text:p>37.32</text:p>
          </table:table-cell>
          <table:table-cell office:value-type="float" office:value="97.22807" calcext:value-type="float">
            <text:p>97.228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97.33333" calcext:value-type="float">
            <text:p>97.33333</text:p>
          </table:table-cell>
          <table:table-cell office:value-type="float" office:value="85.333333" calcext:value-type="float">
            <text:p>85.333333</text:p>
          </table:table-cell>
          <table:table-cell office:value-type="float" office:value="97.33333" calcext:value-type="float">
            <text:p>97.33333</text:p>
          </table:table-cell>
          <table:table-cell office:value-type="float" office:value="86.833333" calcext:value-type="float">
            <text:p>86.833333</text:p>
          </table:table-cell>
          <table:table-cell office:value-type="float" office:value="97.3333" calcext:value-type="float">
            <text:p>97.3333</text:p>
          </table:table-cell>
          <table:table-cell office:value-type="float" office:value="100" calcext:value-type="float">
            <text:p>100</text:p>
          </table:table-cell>
          <table:table-cell office:value-type="float" office:value="63.333333333" calcext:value-type="float">
            <text:p>63.333333333</text:p>
          </table:table-cell>
          <table:table-cell office:value-type="float" office:value="45.714285" calcext:value-type="float">
            <text:p>45.714285</text:p>
          </table:table-cell>
          <table:table-cell office:value-type="float" office:value="69.04" calcext:value-type="float">
            <text:p>69.04</text:p>
          </table:table-cell>
          <table:table-cell office:value-type="float" office:value="57.23713" calcext:value-type="float">
            <text:p>57.23713</text:p>
          </table:table-cell>
          <table:table-cell office:value-type="float" office:value="52.9" calcext:value-type="float">
            <text:p>52.9</text:p>
          </table:table-cell>
          <table:table-cell office:value-type="float" office:value="97.8048780488" calcext:value-type="float">
            <text:p>97.8048780488</text:p>
          </table:table-cell>
          <table:table-cell office:value-type="float" office:value="40.4462809" calcext:value-type="float">
            <text:p>40.4462809</text:p>
          </table:table-cell>
          <table:table-cell office:value-type="float" office:value="35.813008" calcext:value-type="float">
            <text:p>35.813008</text:p>
          </table:table-cell>
          <table:table-cell office:value-type="float" office:value="94.75221" calcext:value-type="float">
            <text:p>94.75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92" calcext:value-type="float">
            <text:p>92</text:p>
          </table:table-cell>
          <table:table-cell office:value-type="float" office:value="93.333" calcext:value-type="float">
            <text:p>93.333</text:p>
          </table:table-cell>
          <table:table-cell office:value-type="float" office:value="98.6666" calcext:value-type="float">
            <text:p>98.6666</text:p>
          </table:table-cell>
          <table:table-cell office:value-type="float" office:value="95.5" calcext:value-type="float">
            <text:p>95.5</text:p>
          </table:table-cell>
          <table:table-cell office:value-type="float" office:value="90.5" calcext:value-type="float">
            <text:p>90.5</text:p>
          </table:table-cell>
          <table:table-cell office:value-type="float" office:value="100" calcext:value-type="float">
            <text:p>100</text:p>
          </table:table-cell>
          <table:table-cell office:value-type="float" office:value="71.7777" calcext:value-type="float">
            <text:p>71.7777</text:p>
          </table:table-cell>
          <table:table-cell office:value-type="float" office:value="50.4761" calcext:value-type="float">
            <text:p>50.4761</text:p>
          </table:table-cell>
          <table:table-cell office:value-type="float" office:value="50" calcext:value-type="float">
            <text:p>50</text:p>
          </table:table-cell>
          <table:table-cell office:value-type="float" office:value="52.8747203" calcext:value-type="float">
            <text:p>52.8747203</text:p>
          </table:table-cell>
          <table:table-cell office:value-type="float" office:value="56.622222" calcext:value-type="float">
            <text:p>56.622222</text:p>
          </table:table-cell>
          <table:table-cell office:value-type="float" office:value="96.046831" calcext:value-type="float">
            <text:p>96.046831</text:p>
          </table:table-cell>
          <table:table-cell office:value-type="float" office:value="38.2711864" calcext:value-type="float">
            <text:p>38.2711864</text:p>
          </table:table-cell>
          <table:table-cell office:value-type="float" office:value="38.7782258065" calcext:value-type="float">
            <text:p>38.7782258065</text:p>
          </table:table-cell>
          <table:table-cell office:value-type="float" office:value="99.38181818" calcext:value-type="float">
            <text:p>99.38181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93.333333" calcext:value-type="float">
            <text:p>93.333333</text:p>
          </table:table-cell>
          <table:table-cell office:value-type="float" office:value="90.666" calcext:value-type="float">
            <text:p>90.666</text:p>
          </table:table-cell>
          <table:table-cell office:value-type="float" office:value="100" calcext:value-type="float">
            <text:p>100</text:p>
          </table:table-cell>
          <table:table-cell office:value-type="float" office:value="82.666666" calcext:value-type="float">
            <text:p>82.666666</text:p>
          </table:table-cell>
          <table:table-cell office:value-type="float" office:value="91.5" calcext:value-type="float">
            <text:p>91.5</text:p>
          </table:table-cell>
          <table:table-cell office:value-type="float" office:value="99.833" calcext:value-type="float">
            <text:p>99.833</text:p>
          </table:table-cell>
          <table:table-cell office:value-type="float" office:value="63.3333" calcext:value-type="float">
            <text:p>63.3333</text:p>
          </table:table-cell>
          <table:table-cell office:value-type="float" office:value="66.2962962" calcext:value-type="float">
            <text:p>66.2962962</text:p>
          </table:table-cell>
          <table:table-cell office:value-type="float" office:value="100" calcext:value-type="float">
            <text:p>100</text:p>
          </table:table-cell>
          <table:table-cell office:value-type="float" office:value="59.988662" calcext:value-type="float">
            <text:p>59.988662</text:p>
          </table:table-cell>
          <table:table-cell office:value-type="float" office:value="53.9111111" calcext:value-type="float">
            <text:p>53.9111111</text:p>
          </table:table-cell>
          <table:table-cell office:value-type="float" office:value="95.9656084" calcext:value-type="float">
            <text:p>95.9656084</text:p>
          </table:table-cell>
          <table:table-cell office:value-type="float" office:value="40.9079497" calcext:value-type="float">
            <text:p>40.9079497</text:p>
          </table:table-cell>
          <table:table-cell office:value-type="float" office:value="39.53413" calcext:value-type="float">
            <text:p>39.53413</text:p>
          </table:table-cell>
          <table:table-cell office:value-type="float" office:value="95.4859813" calcext:value-type="float">
            <text:p>95.48598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89.3333" calcext:value-type="float">
            <text:p>89.3333</text:p>
          </table:table-cell>
          <table:table-cell office:value-type="float" office:value="90.6666" calcext:value-type="float">
            <text:p>90.6666</text:p>
          </table:table-cell>
          <table:table-cell office:value-type="float" office:value="98.66666" calcext:value-type="float">
            <text:p>98.66666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75.7777" calcext:value-type="float">
            <text:p>75.7777</text:p>
          </table:table-cell>
          <table:table-cell office:value-type="float" office:value="47.61904" calcext:value-type="float">
            <text:p>47.61904</text:p>
          </table:table-cell>
          <table:table-cell office:value-type="float" office:value="85" calcext:value-type="float">
            <text:p>85</text:p>
          </table:table-cell>
          <table:table-cell office:value-type="float" office:value="55.644444444" calcext:value-type="float">
            <text:p>55.644444444</text:p>
          </table:table-cell>
          <table:table-cell office:value-type="float" office:value="60.72706935" calcext:value-type="float">
            <text:p>60.72706935</text:p>
          </table:table-cell>
          <table:table-cell office:value-type="float" office:value="94.573333" calcext:value-type="float">
            <text:p>94.573333</text:p>
          </table:table-cell>
          <table:table-cell office:value-type="float" office:value="40.36820083" calcext:value-type="float">
            <text:p>40.36820083</text:p>
          </table:table-cell>
          <table:table-cell office:value-type="float" office:value="40.38" calcext:value-type="float">
            <text:p>40.38</text:p>
          </table:table-cell>
          <table:table-cell office:value-type="float" office:value="97.35514" calcext:value-type="float">
            <text:p>97.35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90.666666" calcext:value-type="float">
            <text:p>90.666666</text:p>
          </table:table-cell>
          <table:table-cell office:value-type="float" office:value="89.3333" calcext:value-type="float">
            <text:p>89.3333</text:p>
          </table:table-cell>
          <table:table-cell office:value-type="float" office:value="97.3333" calcext:value-type="float">
            <text:p>97.3333</text:p>
          </table:table-cell>
          <table:table-cell office:value-type="float" office:value="86.5" calcext:value-type="float">
            <text:p>86.5</text:p>
          </table:table-cell>
          <table:table-cell office:value-type="float" office:value="90.83333" calcext:value-type="float">
            <text:p>90.83333</text:p>
          </table:table-cell>
          <table:table-cell office:value-type="float" office:value="100" calcext:value-type="float">
            <text:p>100</text:p>
          </table:table-cell>
          <table:table-cell office:value-type="float" office:value="61.904761" calcext:value-type="float">
            <text:p>61.904761</text:p>
          </table:table-cell>
          <table:table-cell office:value-type="float" office:value="43.3333" calcext:value-type="float">
            <text:p>43.3333</text:p>
          </table:table-cell>
          <table:table-cell office:value-type="float" office:value="92.888" calcext:value-type="float">
            <text:p>92.888</text:p>
          </table:table-cell>
          <table:table-cell office:value-type="float" office:value="56.39269406" calcext:value-type="float">
            <text:p>56.39269406</text:p>
          </table:table-cell>
          <table:table-cell office:value-type="float" office:value="56.3111111" calcext:value-type="float">
            <text:p>56.3111111</text:p>
          </table:table-cell>
          <table:table-cell office:value-type="float" office:value="95.7181571" calcext:value-type="float">
            <text:p>95.7181571</text:p>
          </table:table-cell>
          <table:table-cell office:value-type="float" office:value="39.083682" calcext:value-type="float">
            <text:p>39.083682</text:p>
          </table:table-cell>
          <table:table-cell office:value-type="float" office:value="41.2248995" calcext:value-type="float">
            <text:p>41.2248995</text:p>
          </table:table-cell>
          <table:table-cell office:value-type="float" office:value="97.83636" calcext:value-type="float">
            <text:p>97.83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97.333" calcext:value-type="float">
            <text:p>97.333</text:p>
          </table:table-cell>
          <table:table-cell office:value-type="float" office:value="86.66" calcext:value-type="float">
            <text:p>86.66</text:p>
          </table:table-cell>
          <table:table-cell office:value-type="float" office:value="97.3333" calcext:value-type="float">
            <text:p>97.3333</text:p>
          </table:table-cell>
          <table:table-cell office:value-type="float" office:value="84.5" calcext:value-type="float">
            <text:p>84.5</text:p>
          </table:table-cell>
          <table:table-cell office:value-type="float" office:value="89.5" calcext:value-type="float">
            <text:p>89.5</text:p>
          </table:table-cell>
          <table:table-cell office:value-type="float" office:value="100" calcext:value-type="float">
            <text:p>100</text:p>
          </table:table-cell>
          <table:table-cell office:value-type="float" office:value="57.61904761" calcext:value-type="float">
            <text:p>57.61904761</text:p>
          </table:table-cell>
          <table:table-cell office:value-type="float" office:value="44.28571" calcext:value-type="float">
            <text:p>44.28571</text:p>
          </table:table-cell>
          <table:table-cell office:value-type="float" office:value="99.6296296" calcext:value-type="float">
            <text:p>99.6296296</text:p>
          </table:table-cell>
          <table:table-cell office:value-type="float" office:value="58.00228" calcext:value-type="float">
            <text:p>58.00228</text:p>
          </table:table-cell>
          <table:table-cell office:value-type="float" office:value="59.436936" calcext:value-type="float">
            <text:p>59.436936</text:p>
          </table:table-cell>
          <table:table-cell office:value-type="float" office:value="97.0502645" calcext:value-type="float">
            <text:p>97.0502645</text:p>
          </table:table-cell>
          <table:table-cell office:value-type="float" office:value="39.13333333" calcext:value-type="float">
            <text:p>39.13333333</text:p>
          </table:table-cell>
          <table:table-cell office:value-type="float" office:value="37.68145" calcext:value-type="float">
            <text:p>37.68145</text:p>
          </table:table-cell>
          <table:table-cell office:value-type="float" office:value="96.495652173" calcext:value-type="float">
            <text:p>96.495652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88" calcext:value-type="float">
            <text:p>88</text:p>
          </table:table-cell>
          <table:table-cell office:value-type="float" office:value="90.66" calcext:value-type="float">
            <text:p>90.66</text:p>
          </table:table-cell>
          <table:table-cell office:value-type="float" office:value="98.666" calcext:value-type="float">
            <text:p>98.666</text:p>
          </table:table-cell>
          <table:table-cell office:value-type="float" office:value="81.166666" calcext:value-type="float">
            <text:p>81.166666</text:p>
          </table:table-cell>
          <table:table-cell office:value-type="float" office:value="97.3333" calcext:value-type="float">
            <text:p>97.3333</text:p>
          </table:table-cell>
          <table:table-cell office:value-type="float" office:value="100" calcext:value-type="float">
            <text:p>100</text:p>
          </table:table-cell>
          <table:table-cell office:value-type="float" office:value="76.4666" calcext:value-type="float">
            <text:p>76.4666</text:p>
          </table:table-cell>
          <table:table-cell office:value-type="float" office:value="45.714285" calcext:value-type="float">
            <text:p>45.714285</text:p>
          </table:table-cell>
          <table:table-cell office:value-type="float" office:value="96.6666" calcext:value-type="float">
            <text:p>96.6666</text:p>
          </table:table-cell>
          <table:table-cell office:value-type="float" office:value="53.35555" calcext:value-type="float">
            <text:p>53.35555</text:p>
          </table:table-cell>
          <table:table-cell office:value-type="float" office:value="62.355" calcext:value-type="float">
            <text:p>62.355</text:p>
          </table:table-cell>
          <table:table-cell office:value-type="float" office:value="97.727272" calcext:value-type="float">
            <text:p>97.727272</text:p>
          </table:table-cell>
          <table:table-cell office:value-type="float" office:value="38.451476" calcext:value-type="float">
            <text:p>38.451476</text:p>
          </table:table-cell>
          <table:table-cell office:value-type="float" office:value="38.0602409" calcext:value-type="float">
            <text:p>38.0602409</text:p>
          </table:table-cell>
          <table:table-cell office:value-type="float" office:value="94.6818181" calcext:value-type="float">
            <text:p>94.6818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table:number-columns-repeated="2" office:value-type="float" office:value="90.66666" calcext:value-type="float">
            <text:p>90.66666</text:p>
          </table:table-cell>
          <table:table-cell office:value-type="float" office:value="94.666" calcext:value-type="float">
            <text:p>94.666</text:p>
          </table:table-cell>
          <table:table-cell office:value-type="float" office:value="84.333333" calcext:value-type="float">
            <text:p>84.333333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57.619" calcext:value-type="float">
            <text:p>57.619</text:p>
          </table:table-cell>
          <table:table-cell office:value-type="float" office:value="74.66" calcext:value-type="float">
            <text:p>74.66</text:p>
          </table:table-cell>
          <table:table-cell office:value-type="float" office:value="92.2222" calcext:value-type="float">
            <text:p>92.2222</text:p>
          </table:table-cell>
          <table:table-cell office:value-type="float" office:value="58.9041" calcext:value-type="float">
            <text:p>58.9041</text:p>
          </table:table-cell>
          <table:table-cell office:value-type="float" office:value="57.44369" calcext:value-type="float">
            <text:p>57.44369</text:p>
          </table:table-cell>
          <table:table-cell office:value-type="float" office:value="95.5833333" calcext:value-type="float">
            <text:p>95.5833333</text:p>
          </table:table-cell>
          <table:table-cell office:value-type="float" office:value="37.470833" calcext:value-type="float">
            <text:p>37.470833</text:p>
          </table:table-cell>
          <table:table-cell office:value-type="float" office:value="39.73790322" calcext:value-type="float">
            <text:p>39.73790322</text:p>
          </table:table-cell>
          <table:table-cell office:value-type="float" office:value="97.203539" calcext:value-type="float">
            <text:p>97.203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92" calcext:value-type="float">
            <text:p>92</text:p>
          </table:table-cell>
          <table:table-cell office:value-type="float" office:value="90.6666" calcext:value-type="float">
            <text:p>90.6666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90.83333" calcext:value-type="float">
            <text:p>90.83333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6.6666" calcext:value-type="float">
            <text:p>46.6666</text:p>
          </table:table-cell>
          <table:table-cell office:value-type="float" office:value="69.0476" calcext:value-type="float">
            <text:p>69.0476</text:p>
          </table:table-cell>
          <table:table-cell office:value-type="float" office:value="52.3515" calcext:value-type="float">
            <text:p>52.3515</text:p>
          </table:table-cell>
          <table:table-cell office:value-type="float" office:value="56.3534675" calcext:value-type="float">
            <text:p>56.3534675</text:p>
          </table:table-cell>
          <table:table-cell office:value-type="float" office:value="97.204301075" calcext:value-type="float">
            <text:p>97.204301075</text:p>
          </table:table-cell>
          <table:table-cell office:value-type="float" office:value="37.838983" calcext:value-type="float">
            <text:p>37.838983</text:p>
          </table:table-cell>
          <table:table-cell office:value-type="float" office:value="38.544" calcext:value-type="float">
            <text:p>38.544</text:p>
          </table:table-cell>
          <table:table-cell office:value-type="float" office:value="94.4173913" calcext:value-type="float">
            <text:p>94.4173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95];[.B96];[.B97];[.B98];[.B99];[.B100];[.B101];[.B102];[.B103];[.B104])" office:value-type="float" office:value="92.3999589" calcext:value-type="float">
            <text:p>92.3999589</text:p>
          </table:table-cell>
          <table:table-cell table:style-name="ce1" table:formula="of:=AVERAGE([.C95];[.C96];[.C97];[.C98];[.C99];[.C100];[.C101];[.C102];[.C103];[.C104])" office:value-type="float" office:value="89.86521596" calcext:value-type="float">
            <text:p>89.86521596</text:p>
          </table:table-cell>
          <table:table-cell table:style-name="ce1" table:formula="of:=AVERAGE([.D95];[.D96];[.D97];[.D98];[.D99];[.D100];[.D101];[.D102];[.D103];[.D104])" office:value-type="float" office:value="97.599849" calcext:value-type="float">
            <text:p>97.599849</text:p>
          </table:table-cell>
          <table:table-cell table:style-name="ce1" table:formula="of:=AVERAGE([.E95];[.E96];[.E97];[.E98];[.E99];[.E100];[.E101];[.E102];[.E103];[.E104])" office:value-type="float" office:value="87.2666658" calcext:value-type="float">
            <text:p>87.2666658</text:p>
          </table:table-cell>
          <table:table-cell table:style-name="ce1" table:formula="of:=AVERAGE([.F95];[.F96];[.F97];[.F98];[.F99];[.F100];[.F101];[.F102];[.F103];[.F104])" office:value-type="float" office:value="92.466653" calcext:value-type="float">
            <text:p>92.466653</text:p>
          </table:table-cell>
          <table:table-cell table:style-name="ce1" table:formula="of:=AVERAGE([.G95];[.G96];[.G97];[.G98];[.G99];[.G100];[.G101];[.G102];[.G103];[.G104])" office:value-type="float" office:value="99.9833" calcext:value-type="float">
            <text:p>99.9833</text:p>
          </table:table-cell>
          <table:table-cell table:style-name="ce1" table:formula="of:=AVERAGE([.H95];[.H96];[.H97];[.H98];[.H99];[.H100];[.H101];[.H102];[.H103];[.H104])" office:value-type="float" office:value="68.4497441943" calcext:value-type="float">
            <text:p>68.4497441943</text:p>
          </table:table-cell>
          <table:table-cell table:style-name="ce1" table:formula="of:=AVERAGE([.I95];[.I96];[.I97];[.I98];[.I99];[.I100];[.I101];[.I102];[.I103];[.I104])" office:value-type="float" office:value="52.83956162" calcext:value-type="float">
            <text:p>52.83956162</text:p>
          </table:table-cell>
          <table:table-cell table:style-name="ce1" table:formula="of:=AVERAGE([.J95];[.J96];[.J97];[.J98];[.J99];[.J100];[.J101];[.J102];[.J103];[.J104])" office:value-type="float" office:value="85.44940296" calcext:value-type="float">
            <text:p>85.44940296</text:p>
          </table:table-cell>
          <table:table-cell table:style-name="ce1" table:formula="of:=AVERAGE([.K95];[.K96];[.K97];[.K98];[.K99];[.K100];[.K101];[.K102];[.K103];[.K104])" office:value-type="float" office:value="56.0269090804" calcext:value-type="float">
            <text:p>56.0269090804</text:p>
          </table:table-cell>
          <table:table-cell table:style-name="ce1" table:formula="of:=AVERAGE([.L95];[.L96];[.L97];[.L98];[.L99];[.L100];[.L101];[.L102];[.L103];[.L104])" office:value-type="float" office:value="57.468476805" calcext:value-type="float">
            <text:p>57.468476805</text:p>
          </table:table-cell>
          <table:table-cell table:style-name="ce1" table:formula="of:=AVERAGE([.M95];[.M96];[.M97];[.M98];[.M99];[.M100];[.M101];[.M102];[.M103];[.M104])" office:value-type="float" office:value="96.50568984238" calcext:value-type="float">
            <text:p>96.5056898424</text:p>
          </table:table-cell>
          <table:table-cell table:style-name="ce1" table:formula="of:=AVERAGE([.N95];[.N96];[.N97];[.N98];[.N99];[.N100];[.N101];[.N102];[.N103];[.N104])" office:value-type="float" office:value="39.473663016" calcext:value-type="float">
            <text:p>39.473663016</text:p>
          </table:table-cell>
          <table:table-cell table:style-name="ce1" table:formula="of:=AVERAGE([.O95];[.O96];[.O97];[.O98];[.O99];[.O100];[.O101];[.O102];[.O103];[.O104])" office:value-type="float" office:value="38.70738574265" calcext:value-type="float">
            <text:p>38.7073857427</text:p>
          </table:table-cell>
          <table:table-cell table:style-name="ce1" table:formula="of:=AVERAGE([.P95];[.P96];[.P97];[.P98];[.P99];[.P100];[.P101];[.P102];[.P103];[.P104])" office:value-type="float" office:value="96.4837980053" calcext:value-type="float">
            <text:p>96.4837980053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ll_senders</text:p>
          </table:table-cell>
          <table:table-cell office:value-type="string" calcext:value-type="string">
            <text:p>Tree_5</text:p>
          </table:table-cell>
          <table:table-cell office:value-type="string" calcext:value-type="string">
            <text:p>Chain_5</text:p>
          </table:table-cell>
          <table:table-cell office:value-type="string" calcext:value-type="string">
            <text:p>Grid_5</text:p>
          </table:table-cell>
          <table:table-cell office:value-type="string" calcext:value-type="string">
            <text:p>Tree_15</text:p>
          </table:table-cell>
          <table:table-cell office:value-type="string" calcext:value-type="string">
            <text:p>Chain_15</text:p>
          </table:table-cell>
          <table:table-cell office:value-type="string" calcext:value-type="string">
            <text:p>Grid_15</text:p>
          </table:table-cell>
          <table:table-cell office:value-type="string" calcext:value-type="string">
            <text:p>Tree_30</text:p>
          </table:table-cell>
          <table:table-cell office:value-type="string" calcext:value-type="string">
            <text:p>Chain_30</text:p>
          </table:table-cell>
          <table:table-cell office:value-type="string" calcext:value-type="string">
            <text:p>Grid_30</text:p>
          </table:table-cell>
          <table:table-cell office:value-type="string" calcext:value-type="string">
            <text:p>Tree_60</text:p>
          </table:table-cell>
          <table:table-cell office:value-type="string" calcext:value-type="string">
            <text:p>Chain_60</text:p>
          </table:table-cell>
          <table:table-cell office:value-type="string" calcext:value-type="string">
            <text:p>Grid_60</text:p>
          </table:table-cell>
          <table:table-cell office:value-type="string" calcext:value-type="string">
            <text:p>Tree_100</text:p>
          </table:table-cell>
          <table:table-cell office:value-type="string" calcext:value-type="string">
            <text:p>Chain_100</text:p>
          </table:table-cell>
          <table:table-cell office:value-type="string" calcext:value-type="string">
            <text:p>Grid_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st_iter</text:p>
          </table:table-cell>
          <table:table-cell table:number-columns-repeated="2" office:value-type="float" office:value="89.6" calcext:value-type="float">
            <text:p>89.6</text:p>
          </table:table-cell>
          <table:table-cell office:value-type="float" office:value="91.2" calcext:value-type="float">
            <text:p>91.2</text:p>
          </table:table-cell>
          <table:table-cell office:value-type="float" office:value="81.155555" calcext:value-type="float">
            <text:p>81.155555</text:p>
          </table:table-cell>
          <table:table-cell office:value-type="float" office:value="81.8666666" calcext:value-type="float">
            <text:p>81.8666666</text:p>
          </table:table-cell>
          <table:table-cell office:value-type="float" office:value="94.8648648649" calcext:value-type="float">
            <text:p>94.8648648649</text:p>
          </table:table-cell>
          <table:table-cell office:value-type="float" office:value="52.745098" calcext:value-type="float">
            <text:p>52.745098</text:p>
          </table:table-cell>
          <table:table-cell office:value-type="float" office:value="37.777777" calcext:value-type="float">
            <text:p>37.777777</text:p>
          </table:table-cell>
          <table:table-cell office:value-type="float" office:value="99.9453551" calcext:value-type="float">
            <text:p>99.9453551</text:p>
          </table:table-cell>
          <table:table-cell office:value-type="float" office:value="43.0773606371" calcext:value-type="float">
            <text:p>43.0773606371</text:p>
          </table:table-cell>
          <table:table-cell office:value-type="float" office:value="42.5982042649" calcext:value-type="float">
            <text:p>42.5982042649</text:p>
          </table:table-cell>
          <table:table-cell office:value-type="float" office:value="93.9347826087" calcext:value-type="float">
            <text:p>93.9347826087</text:p>
          </table:table-cell>
          <table:table-cell office:value-type="float" office:value="29.7717391304" calcext:value-type="float">
            <text:p>29.7717391304</text:p>
          </table:table-cell>
          <table:table-cell office:value-type="float" office:value="26.3835341365" calcext:value-type="float">
            <text:p>26.3835341365</text:p>
          </table:table-cell>
          <table:table-cell office:value-type="float" office:value="94.2128712871" calcext:value-type="float">
            <text:p>94.2128712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nd_iter</text:p>
          </table:table-cell>
          <table:table-cell office:value-type="float" office:value="83.2" calcext:value-type="float">
            <text:p>83.2</text:p>
          </table:table-cell>
          <table:table-cell office:value-type="float" office:value="85.6" calcext:value-type="float">
            <text:p>85.6</text:p>
          </table:table-cell>
          <table:table-cell office:value-type="float" office:value="89.6" calcext:value-type="float">
            <text:p>89.6</text:p>
          </table:table-cell>
          <table:table-cell office:value-type="float" office:value="82.0444444" calcext:value-type="float">
            <text:p>82.0444444</text:p>
          </table:table-cell>
          <table:table-cell office:value-type="float" office:value="81.3513513" calcext:value-type="float">
            <text:p>81.3513513</text:p>
          </table:table-cell>
          <table:table-cell office:value-type="float" office:value="95.76576576" calcext:value-type="float">
            <text:p>95.76576576</text:p>
          </table:table-cell>
          <table:table-cell office:value-type="float" office:value="53.8461538" calcext:value-type="float">
            <text:p>53.8461538</text:p>
          </table:table-cell>
          <table:table-cell office:value-type="float" office:value="26.6666666" calcext:value-type="float">
            <text:p>26.6666666</text:p>
          </table:table-cell>
          <table:table-cell office:value-type="float" office:value="60" calcext:value-type="float">
            <text:p>60</text:p>
          </table:table-cell>
          <table:table-cell office:value-type="float" office:value="42.7308558559" calcext:value-type="float">
            <text:p>42.7308558559</text:p>
          </table:table-cell>
          <table:table-cell office:value-type="float" office:value="39.9049217002" calcext:value-type="float">
            <text:p>39.9049217002</text:p>
          </table:table-cell>
          <table:table-cell office:value-type="float" office:value="92.4707602339" calcext:value-type="float">
            <text:p>92.4707602339</text:p>
          </table:table-cell>
          <table:table-cell office:value-type="float" office:value="28.2483801296" calcext:value-type="float">
            <text:p>28.2483801296</text:p>
          </table:table-cell>
          <table:table-cell office:value-type="float" office:value="25.5010060362" calcext:value-type="float">
            <text:p>25.5010060362</text:p>
          </table:table-cell>
          <table:table-cell office:value-type="float" office:value="94.5175879397" calcext:value-type="float">
            <text:p>94.5175879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rd_iter</text:p>
          </table:table-cell>
          <table:table-cell office:value-type="float" office:value="85.6" calcext:value-type="float">
            <text:p>85.6</text:p>
          </table:table-cell>
          <table:table-cell office:value-type="float" office:value="84.8" calcext:value-type="float">
            <text:p>84.8</text:p>
          </table:table-cell>
          <table:table-cell office:value-type="float" office:value="94.4" calcext:value-type="float">
            <text:p>94.4</text:p>
          </table:table-cell>
          <table:table-cell office:value-type="float" office:value="81.51111111" calcext:value-type="float">
            <text:p>81.51111111</text:p>
          </table:table-cell>
          <table:table-cell office:value-type="float" office:value="81.6" calcext:value-type="float">
            <text:p>81.6</text:p>
          </table:table-cell>
          <table:table-cell office:value-type="float" office:value="97.47747747" calcext:value-type="float">
            <text:p>97.47747747</text:p>
          </table:table-cell>
          <table:table-cell office:value-type="float" office:value="52" calcext:value-type="float">
            <text:p>52</text:p>
          </table:table-cell>
          <table:table-cell office:value-type="float" office:value="61.014492" calcext:value-type="float">
            <text:p>61.014492</text:p>
          </table:table-cell>
          <table:table-cell office:value-type="float" office:value="93.333333" calcext:value-type="float">
            <text:p>93.333333</text:p>
          </table:table-cell>
          <table:table-cell office:value-type="float" office:value="45.4535147392" calcext:value-type="float">
            <text:p>45.4535147392</text:p>
          </table:table-cell>
          <table:table-cell office:value-type="float" office:value="41.4752252252" calcext:value-type="float">
            <text:p>41.4752252252</text:p>
          </table:table-cell>
          <table:table-cell office:value-type="float" office:value="93.5344827586" calcext:value-type="float">
            <text:p>93.5344827586</text:p>
          </table:table-cell>
          <table:table-cell office:value-type="float" office:value="28.3405172414" calcext:value-type="float">
            <text:p>28.3405172414</text:p>
          </table:table-cell>
          <table:table-cell office:value-type="float" office:value="25.7943548387" calcext:value-type="float">
            <text:p>25.7943548387</text:p>
          </table:table-cell>
          <table:table-cell office:value-type="float" office:value="93.3846153846" calcext:value-type="float">
            <text:p>93.3846153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th_iter</text:p>
          </table:table-cell>
          <table:table-cell office:value-type="float" office:value="85.6" calcext:value-type="float">
            <text:p>85.6</text:p>
          </table:table-cell>
          <table:table-cell office:value-type="float" office:value="90.4" calcext:value-type="float">
            <text:p>90.4</text:p>
          </table:table-cell>
          <table:table-cell office:value-type="float" office:value="98.4" calcext:value-type="float">
            <text:p>98.4</text:p>
          </table:table-cell>
          <table:table-cell office:value-type="float" office:value="86.2162162" calcext:value-type="float">
            <text:p>86.2162162</text:p>
          </table:table-cell>
          <table:table-cell office:value-type="float" office:value="75.64444444" calcext:value-type="float">
            <text:p>75.64444444</text:p>
          </table:table-cell>
          <table:table-cell office:value-type="float" office:value="98.828828" calcext:value-type="float">
            <text:p>98.828828</text:p>
          </table:table-cell>
          <table:table-cell office:value-type="float" office:value="68.803418" calcext:value-type="float">
            <text:p>68.803418</text:p>
          </table:table-cell>
          <table:table-cell office:value-type="float" office:value="26.6666" calcext:value-type="float">
            <text:p>26.6666</text:p>
          </table:table-cell>
          <table:table-cell office:value-type="float" office:value="60" calcext:value-type="float">
            <text:p>60</text:p>
          </table:table-cell>
          <table:table-cell office:value-type="float" office:value="41.0997732426" calcext:value-type="float">
            <text:p>41.0997732426</text:p>
          </table:table-cell>
          <table:table-cell office:value-type="float" office:value="43.4172259508" calcext:value-type="float">
            <text:p>43.4172259508</text:p>
          </table:table-cell>
          <table:table-cell office:value-type="float" office:value="95.7595870206" calcext:value-type="float">
            <text:p>95.7595870206</text:p>
          </table:table-cell>
          <table:table-cell office:value-type="float" office:value="29.4215053763" calcext:value-type="float">
            <text:p>29.4215053763</text:p>
          </table:table-cell>
          <table:table-cell office:value-type="float" office:value="25.6901408451" calcext:value-type="float">
            <text:p>25.6901408451</text:p>
          </table:table-cell>
          <table:table-cell office:value-type="float" office:value="92.6425120773" calcext:value-type="float">
            <text:p>92.6425120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h_iter</text:p>
          </table:table-cell>
          <table:table-cell office:value-type="float" office:value="85.6" calcext:value-type="float">
            <text:p>85.6</text:p>
          </table:table-cell>
          <table:table-cell office:value-type="float" office:value="80" calcext:value-type="float">
            <text:p>80</text:p>
          </table:table-cell>
          <table:table-cell office:value-type="float" office:value="92.8" calcext:value-type="float">
            <text:p>92.8</text:p>
          </table:table-cell>
          <table:table-cell office:value-type="float" office:value="76.846846" calcext:value-type="float">
            <text:p>76.846846</text:p>
          </table:table-cell>
          <table:table-cell office:value-type="float" office:value="84.44444444" calcext:value-type="float">
            <text:p>84.44444444</text:p>
          </table:table-cell>
          <table:table-cell office:value-type="float" office:value="97.6" calcext:value-type="float">
            <text:p>97.6</text:p>
          </table:table-cell>
          <table:table-cell office:value-type="float" office:value="67.9710144" calcext:value-type="float">
            <text:p>67.9710144</text:p>
          </table:table-cell>
          <table:table-cell office:value-type="float" office:value="65.555555555" calcext:value-type="float">
            <text:p>65.555555555</text:p>
          </table:table-cell>
          <table:table-cell office:value-type="float" office:value="82.6666666" calcext:value-type="float">
            <text:p>82.6666666</text:p>
          </table:table-cell>
          <table:table-cell office:value-type="float" office:value="44.6452702703" calcext:value-type="float">
            <text:p>44.6452702703</text:p>
          </table:table-cell>
          <table:table-cell office:value-type="float" office:value="41.1129753915" calcext:value-type="float">
            <text:p>41.1129753915</text:p>
          </table:table-cell>
          <table:table-cell office:value-type="float" office:value="92.1956521739" calcext:value-type="float">
            <text:p>92.1956521739</text:p>
          </table:table-cell>
          <table:table-cell office:value-type="float" office:value="26.9782608696" calcext:value-type="float">
            <text:p>26.9782608696</text:p>
          </table:table-cell>
          <table:table-cell office:value-type="float" office:value="25.6740442656" calcext:value-type="float">
            <text:p>25.6740442656</text:p>
          </table:table-cell>
          <table:table-cell office:value-type="float" office:value="90.0285714286" calcext:value-type="float">
            <text:p>90.0285714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th_iter</text:p>
          </table:table-cell>
          <table:table-cell office:value-type="float" office:value="87.2" calcext:value-type="float">
            <text:p>87.2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84.8" calcext:value-type="float">
            <text:p>84.8</text:p>
          </table:table-cell>
          <table:table-cell office:value-type="float" office:value="84.62222222" calcext:value-type="float">
            <text:p>84.62222222</text:p>
          </table:table-cell>
          <table:table-cell office:value-type="float" office:value="97.657657657" calcext:value-type="float">
            <text:p>97.657657657</text:p>
          </table:table-cell>
          <table:table-cell office:value-type="float" office:value="63.45679" calcext:value-type="float">
            <text:p>63.45679</text:p>
          </table:table-cell>
          <table:table-cell office:value-type="float" office:value="64.9019607" calcext:value-type="float">
            <text:p>64.9019607</text:p>
          </table:table-cell>
          <table:table-cell office:value-type="float" office:value="60" calcext:value-type="float">
            <text:p>60</text:p>
          </table:table-cell>
          <table:table-cell office:value-type="float" office:value="42.8187919463" calcext:value-type="float">
            <text:p>42.8187919463</text:p>
          </table:table-cell>
          <table:table-cell office:value-type="float" office:value="40.6813063063" calcext:value-type="float">
            <text:p>40.6813063063</text:p>
          </table:table-cell>
          <table:table-cell office:value-type="float" office:value="92.423580786" calcext:value-type="float">
            <text:p>92.423580786</text:p>
          </table:table-cell>
          <table:table-cell office:value-type="float" office:value="27.8629550321" calcext:value-type="float">
            <text:p>27.8629550321</text:p>
          </table:table-cell>
          <table:table-cell office:value-type="float" office:value="26.6385542169" calcext:value-type="float">
            <text:p>26.6385542169</text:p>
          </table:table-cell>
          <table:table-cell office:value-type="float" office:value="93.0224215247" calcext:value-type="float">
            <text:p>93.0224215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th_iter</text:p>
          </table:table-cell>
          <table:table-cell office:value-type="float" office:value="77.6" calcext:value-type="float">
            <text:p>77.6</text:p>
          </table:table-cell>
          <table:table-cell office:value-type="float" office:value="89.6" calcext:value-type="float">
            <text:p>89.6</text:p>
          </table:table-cell>
          <table:table-cell office:value-type="float" office:value="96.8" calcext:value-type="float">
            <text:p>96.8</text:p>
          </table:table-cell>
          <table:table-cell office:value-type="float" office:value="78.3783783" calcext:value-type="float">
            <text:p>78.3783783</text:p>
          </table:table-cell>
          <table:table-cell office:value-type="float" office:value="81.9555555" calcext:value-type="float">
            <text:p>81.9555555</text:p>
          </table:table-cell>
          <table:table-cell office:value-type="float" office:value="95.225225" calcext:value-type="float">
            <text:p>95.225225</text:p>
          </table:table-cell>
          <table:table-cell office:value-type="float" office:value="46.41025641" calcext:value-type="float">
            <text:p>46.41025641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43.50456621" calcext:value-type="float">
            <text:p>43.50456621</text:p>
          </table:table-cell>
          <table:table-cell office:value-type="float" office:value="43.6689038031" calcext:value-type="float">
            <text:p>43.6689038031</text:p>
          </table:table-cell>
          <table:table-cell office:value-type="float" office:value="92.7475592748" calcext:value-type="float">
            <text:p>92.7475592748</text:p>
          </table:table-cell>
          <table:table-cell office:value-type="float" office:value="28.9256017505" calcext:value-type="float">
            <text:p>28.9256017505</text:p>
          </table:table-cell>
          <table:table-cell office:value-type="float" office:value="25.2464646465" calcext:value-type="float">
            <text:p>25.2464646465</text:p>
          </table:table-cell>
          <table:table-cell office:value-type="float" office:value="89.7627906977" calcext:value-type="float">
            <text:p>89.7627906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th_iter</text:p>
          </table:table-cell>
          <table:table-cell office:value-type="float" office:value="84.8" calcext:value-type="float">
            <text:p>84.8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79.6396396" calcext:value-type="float">
            <text:p>79.6396396</text:p>
          </table:table-cell>
          <table:table-cell office:value-type="float" office:value="87.2972972" calcext:value-type="float">
            <text:p>87.2972972</text:p>
          </table:table-cell>
          <table:table-cell office:value-type="float" office:value="98.3783783" calcext:value-type="float">
            <text:p>98.3783783</text:p>
          </table:table-cell>
          <table:table-cell office:value-type="float" office:value="65.09009" calcext:value-type="float">
            <text:p>65.09009</text:p>
          </table:table-cell>
          <table:table-cell office:value-type="float" office:value="68.4102" calcext:value-type="float">
            <text:p>68.4102</text:p>
          </table:table-cell>
          <table:table-cell office:value-type="float" office:value="96.777777" calcext:value-type="float">
            <text:p>96.777777</text:p>
          </table:table-cell>
          <table:table-cell office:value-type="float" office:value="42.8700564972" calcext:value-type="float">
            <text:p>42.8700564972</text:p>
          </table:table-cell>
          <table:table-cell office:value-type="float" office:value="44.5917225951" calcext:value-type="float">
            <text:p>44.5917225951</text:p>
          </table:table-cell>
          <table:table-cell office:value-type="float" office:value="91.4255319149" calcext:value-type="float">
            <text:p>91.4255319149</text:p>
          </table:table-cell>
          <table:table-cell office:value-type="float" office:value="30.5886214442" calcext:value-type="float">
            <text:p>30.5886214442</text:p>
          </table:table-cell>
          <table:table-cell office:value-type="float" office:value="25.1680161943" calcext:value-type="float">
            <text:p>25.1680161943</text:p>
          </table:table-cell>
          <table:table-cell office:value-type="float" office:value="93.6435643564" calcext:value-type="float">
            <text:p>93.6435643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th_iter</text:p>
          </table:table-cell>
          <table:table-cell office:value-type="float" office:value="87.2" calcext:value-type="float">
            <text:p>87.2</text:p>
          </table:table-cell>
          <table:table-cell office:value-type="float" office:value="88.8" calcext:value-type="float">
            <text:p>88.8</text:p>
          </table:table-cell>
          <table:table-cell office:value-type="float" office:value="94.4" calcext:value-type="float">
            <text:p>94.4</text:p>
          </table:table-cell>
          <table:table-cell office:value-type="float" office:value="76.34703" calcext:value-type="float">
            <text:p>76.34703</text:p>
          </table:table-cell>
          <table:table-cell office:value-type="float" office:value="81.333333333" calcext:value-type="float">
            <text:p>81.333333333</text:p>
          </table:table-cell>
          <table:table-cell office:value-type="float" office:value="96.4444444" calcext:value-type="float">
            <text:p>96.4444444</text:p>
          </table:table-cell>
          <table:table-cell office:value-type="float" office:value="42.666666" calcext:value-type="float">
            <text:p>42.666666</text:p>
          </table:table-cell>
          <table:table-cell office:value-type="float" office:value="26.66666" calcext:value-type="float">
            <text:p>26.66666</text:p>
          </table:table-cell>
          <table:table-cell office:value-type="float" office:value="96.616915" calcext:value-type="float">
            <text:p>96.616915</text:p>
          </table:table-cell>
          <table:table-cell office:value-type="float" office:value="43.5502283105" calcext:value-type="float">
            <text:p>43.5502283105</text:p>
          </table:table-cell>
          <table:table-cell office:value-type="float" office:value="41.9843924192" calcext:value-type="float">
            <text:p>41.9843924192</text:p>
          </table:table-cell>
          <table:table-cell office:value-type="float" office:value="93.5682819383" calcext:value-type="float">
            <text:p>93.5682819383</text:p>
          </table:table-cell>
          <table:table-cell office:value-type="float" office:value="30.0021881838" calcext:value-type="float">
            <text:p>30.0021881838</text:p>
          </table:table-cell>
          <table:table-cell office:value-type="float" office:value="25.9778672032" calcext:value-type="float">
            <text:p>25.9778672032</text:p>
          </table:table-cell>
          <table:table-cell office:value-type="float" office:value="92.2461538462" calcext:value-type="float">
            <text:p>92.2461538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th_iter</text:p>
          </table:table-cell>
          <table:table-cell office:value-type="float" office:value="89.6" calcext:value-type="float">
            <text:p>89.6</text:p>
          </table:table-cell>
          <table:table-cell office:value-type="float" office:value="81.6" calcext:value-type="float">
            <text:p>81.6</text:p>
          </table:table-cell>
          <table:table-cell office:value-type="float" office:value="94.4" calcext:value-type="float">
            <text:p>94.4</text:p>
          </table:table-cell>
          <table:table-cell office:value-type="float" office:value="77.29729729" calcext:value-type="float">
            <text:p>77.29729729</text:p>
          </table:table-cell>
          <table:table-cell office:value-type="float" office:value="86.13333" calcext:value-type="float">
            <text:p>86.13333</text:p>
          </table:table-cell>
          <table:table-cell office:value-type="float" office:value="95.4954954" calcext:value-type="float">
            <text:p>95.4954954</text:p>
          </table:table-cell>
          <table:table-cell office:value-type="float" office:value="44.666666" calcext:value-type="float">
            <text:p>44.666666</text:p>
          </table:table-cell>
          <table:table-cell office:value-type="float" office:value="24.6666" calcext:value-type="float">
            <text:p>24.6666</text:p>
          </table:table-cell>
          <table:table-cell office:value-type="float" office:value="93.043478" calcext:value-type="float">
            <text:p>93.043478</text:p>
          </table:table-cell>
          <table:table-cell office:value-type="float" office:value="41.8693693694" calcext:value-type="float">
            <text:p>41.8693693694</text:p>
          </table:table-cell>
          <table:table-cell office:value-type="float" office:value="40.8671171171" calcext:value-type="float">
            <text:p>40.8671171171</text:p>
          </table:table-cell>
          <table:table-cell office:value-type="float" office:value="94.8398835517" calcext:value-type="float">
            <text:p>94.8398835517</text:p>
          </table:table-cell>
          <table:table-cell office:value-type="float" office:value="28.8103448276" calcext:value-type="float">
            <text:p>28.8103448276</text:p>
          </table:table-cell>
          <table:table-cell office:value-type="float" office:value="26.5991902834" calcext:value-type="float">
            <text:p>26.5991902834</text:p>
          </table:table-cell>
          <table:table-cell office:value-type="float" office:value="90.5076142132" calcext:value-type="float">
            <text:p>90.5076142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08];[.B109];[.B110];[.B111];[.B112];[.B113];[.B114];[.B115];[.B116];[.B117])" office:value-type="float" office:value="85.6" calcext:value-type="float">
            <text:p>85.6</text:p>
          </table:table-cell>
          <table:table-cell table:formula="of:=AVERAGE([.C108];[.C109];[.C110];[.C111];[.C112];[.C113];[.C114];[.C115];[.C116];[.C117])" office:value-type="float" office:value="85.44" calcext:value-type="float">
            <text:p>85.44</text:p>
          </table:table-cell>
          <table:table-cell table:formula="of:=AVERAGE([.D108];[.D109];[.D110];[.D111];[.D112];[.D113];[.D114];[.D115];[.D116];[.D117])" office:value-type="float" office:value="94.4" calcext:value-type="float">
            <text:p>94.4</text:p>
          </table:table-cell>
          <table:table-cell table:formula="of:=AVERAGE([.E108];[.E109];[.E110];[.E111];[.E112];[.E113];[.E114];[.E115];[.E116];[.E117])" office:value-type="float" office:value="80.42365179" calcext:value-type="float">
            <text:p>80.42365179</text:p>
          </table:table-cell>
          <table:table-cell table:formula="of:=AVERAGE([.F108];[.F109];[.F110];[.F111];[.F112];[.F113];[.F114];[.F115];[.F116];[.F117])" office:value-type="float" office:value="82.6248645033" calcext:value-type="float">
            <text:p>82.6248645033</text:p>
          </table:table-cell>
          <table:table-cell table:formula="of:=AVERAGE([.G108];[.G109];[.G110];[.G111];[.G112];[.G113];[.G114];[.G115];[.G116];[.G117])" office:value-type="float" office:value="96.77381368519" calcext:value-type="float">
            <text:p>96.7738136852</text:p>
          </table:table-cell>
          <table:table-cell table:formula="of:=AVERAGE([.H108];[.H109];[.H110];[.H111];[.H112];[.H113];[.H114];[.H115];[.H116];[.H117])" office:value-type="float" office:value="55.765615261" calcext:value-type="float">
            <text:p>55.765615261</text:p>
          </table:table-cell>
          <table:table-cell table:formula="of:=AVERAGE([.I108];[.I109];[.I110];[.I111];[.I112];[.I113];[.I114];[.I115];[.I116];[.I117])" office:value-type="float" office:value="42.8326511855" calcext:value-type="float">
            <text:p>42.8326511855</text:p>
          </table:table-cell>
          <table:table-cell table:formula="of:=AVERAGE([.J108];[.J109];[.J110];[.J111];[.J112];[.J113];[.J114];[.J115];[.J116];[.J117])" office:value-type="float" office:value="80.23835247" calcext:value-type="float">
            <text:p>80.23835247</text:p>
          </table:table-cell>
          <table:table-cell table:formula="of:=AVERAGE([.K108];[.K109];[.K110];[.K111];[.K112];[.K113];[.K114];[.K115];[.K116];[.K117])" office:value-type="float" office:value="43.16197870785" calcext:value-type="float">
            <text:p>43.1619787079</text:p>
          </table:table-cell>
          <table:table-cell table:formula="of:=AVERAGE([.L108];[.L109];[.L110];[.L111];[.L112];[.L113];[.L114];[.L115];[.L116];[.L117])" office:value-type="float" office:value="42.03019947734" calcext:value-type="float">
            <text:p>42.0301994773</text:p>
          </table:table-cell>
          <table:table-cell table:formula="of:=AVERAGE([.M108];[.M109];[.M110];[.M111];[.M112];[.M113];[.M114];[.M115];[.M116];[.M117])" office:value-type="float" office:value="93.29001022614" calcext:value-type="float">
            <text:p>93.2900102261</text:p>
          </table:table-cell>
          <table:table-cell table:formula="of:=AVERAGE([.N108];[.N109];[.N110];[.N111];[.N112];[.N113];[.N114];[.N115];[.N116];[.N117])" office:value-type="float" office:value="28.89501139855" calcext:value-type="float">
            <text:p>28.8950113986</text:p>
          </table:table-cell>
          <table:table-cell table:formula="of:=AVERAGE([.O108];[.O109];[.O110];[.O111];[.O112];[.O113];[.O114];[.O115];[.O116];[.O117])" office:value-type="float" office:value="25.86731726664" calcext:value-type="float">
            <text:p>25.8673172666</text:p>
          </table:table-cell>
          <table:table-cell table:formula="of:=AVERAGE([.P108];[.P109];[.P110];[.P111];[.P112];[.P113];[.P114];[.P115];[.P116];[.P117])" office:value-type="float" office:value="92.39687027555" calcext:value-type="float">
            <text:p>92.3968702756</text:p>
          </table:table-cell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2:01:39.365222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nyOSVM </meta:initial-creator>
    <meta:creation-date>2016-10-29T19:21:28</meta:creation-date>
    <dc:date>2016-11-03T12:03:58.972085043</dc:date>
    <meta:editing-duration>PT2H58M35S</meta:editing-duration>
    <meta:editing-cycles>9</meta:editing-cycles>
    <meta:generator>LibreOffice/4.2.8.2$Linux_X86_64 LibreOffice_project/420m0$Build-2</meta:generator>
    <meta:document-statistic meta:table-count="3" meta:cell-count="1667" meta:object-count="0"/>
  </office:meta>
</office:document-meta>
</file>